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DejaVu Sans Condensed" svg:font-family="'DejaVu Sans Condensed'"/>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_3c_castItem_3e_">
      <style:text-properties fo:font-variant="normal" fo:text-transform="none"/>
    </style:style>
    <style:style style:name="P2" style:family="paragraph" style:parent-style-name="Heading">
      <style:text-properties fo:font-variant="normal" fo:text-transform="none" style:font-name="Arial" fo:font-size="14pt" style:font-name-asian="Microsoft YaHei" style:font-size-asian="14pt" style:font-name-complex="Arial1" style:font-size-complex="14pt"/>
    </style:style>
    <style:style style:name="P3" style:family="paragraph" style:parent-style-name="Heading_20_1">
      <style:text-properties fo:font-variant="normal" fo:text-transform="none"/>
    </style:style>
    <style:style style:name="P4" style:family="paragraph" style:parent-style-name="_3c_l_3e_">
      <style:text-properties fo:font-variant="normal" fo:text-transform="none"/>
    </style:style>
    <style:style style:name="T1" style:family="text">
      <style:text-properties fo:font-variant="normal" fo:text-transform="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9"/>\</text:p>
      <text:p text:style-name="Standard">ORPHÉE,</text:p>
      <text:p text:style-name="Standard"><text:s text:c="21"/>ÉTUDE DRAMATIQUE</text:p>
      <text:p text:style-name="Standard">EN DEUX PARTIES.</text:p>
      <text:p text:style-name="Standard">8</text:p>
      <text:p text:style-name="Standard"><text:s text:c="19"/>Personnages</text:p>
      <text:p text:style-name="Standard">V</text:p>
      <text:p text:style-name="Standard">ET CARACTERES.</text:p>
      <text:p text:style-name="Standard">ORPHÉE, la civilisation par l’art, le bonheur, la paix, la )eh-</text:p>
      <text:p text:style-name="Standard">ARISTÉE, la force éclairée, le despotisme, la guerre. CRF.SPHONTE, la force brutale.</text:p>
      <text:p text:style-name="Standard">THÀMYRIS, la poésie.</text:p>
      <text:p text:style-name="Standard">THERSANDRE, la liberté humaine.</text:p>
      <text:p text:style-name="Standard">EURYDICE, l’amour pur,</text:p>
      <text:p text:style-name="Standard">PHAÉTUSE, le plaisir des sens.</text:p>
      <text:p text:style-name="Standard">EGLE, l’aspiration religieuse.</text:p>
      <text:p text:style-name="Standard">THALAÉ , bacchante.</text:p>
      <text:p text:style-name="Standard">Soldats d’Abistée, suite d’Orphée, hommes et femmes.</text:p>
      <text:p text:style-name="Standard"><text:s text:c="3"/>gion.</text:p>
      <text:p text:style-name="Standard">MUSEE,</text:p>
      <text:p text:style-name="Standard">EUMOLPE,</text:p>
      <text:p text:style-name="Standard">AIR D’ORPHÉE.</text:p>
      <text:p text:style-name="Standard"><text:s text:c="7"/>ORPHEE</text:p>
      <text:p text:style-name="Standard"><text:s text:c="16"/>PREMIÈRE PARTIE. - EURYDICE.</text:p>
      <text:p text:style-name="Standard"><text:s text:c="11"/>La scène se passe en Thrace, sur les bords de l’Èbre.</text:p>
      <text:p text:style-name="Standard"><text:s text:c="192"/>/</text:p>
      <text:p text:style-name="Standard"><text:s text:c="22"/>SCÈNE PREMIÈRE.</text:p>
      <text:p text:style-name="Standard"><text:s text:c="24"/>*</text:p>
      <text:p text:style-name="Standard"><text:s text:c="9"/>ÂRISTÉE, CRESPHONTE. Ils arrivent sur la scène.</text:p>
      <text:p text:style-name="Standard"><text:s text:c="31"/>ARISTÉE.</text:p>
      <text:p text:style-name="Standard"><text:s text:c="2"/>La nuit est encore obscure, mais il me semble cependant reconnaître ces lieux;... oui... nous voici arrivés aux bords de l’Èbre.</text:p>
      <text:p text:style-name="Standard"><text:s text:c="30"/>CRESPHONTE.</text:p>
      <text:p text:style-name="Standard"><text:s text:c="2"/>Enfin ! nous allons donc faire halte quelque temps... car depuis les flancs du mont Ossa nous avons marché jour et nuit sans prendre haleine. [Il réfléchit.) Il y a maintenant près de huit lunes que nous avons quitté la Thrace pour courir la Grèce, où nos aventures et nos combats nous ont fait une renommée terrible. Il a fallu que le souvenir d’Eurydice vînt interrompre nos exploits, en t’inspirant le désir de revenir ici.</text:p>
      <text:p text:style-name="Standard"/>
      <text:p text:style-name="Standard">t (</text:p>
      <text:p text:style-name="Standard">t</text:p>
      <text:p text:style-name="Standard"/>
      <text:p text:style-name="Standard"/>
      <text:p text:style-name="Standard">/ r</text:p>
      <text:p text:style-name="Standard"><text:s text:c="16"/>PREMIÈRE PARTIE. <text:s text:c="14"/>137</text:p>
      <text:p text:style-name="Standard"><text:s text:c="21"/>ARISTÉE.</text:p>
      <text:p text:style-name="Standard"><text:s text:c="2"/>Oui, Cresphonte, le besoin de revoir Eurydice, cette douce et mignonne enfant, qui, avant notre départ, s’était presque engagée à m’appartenir, a été pour quelque chose dans ma résolution de retourner en Thrace. Mais un dessein plus sérieux m’y poussait aussi.</text:p>
      <text:p text:style-name="Standard"><text:s text:c="30"/>CRESPHONTE.</text:p>
      <text:p text:style-name="Standard"><text:s text:c="2"/>Parle ! Aristée ; car toi, tu sais penser aussi bien qu’agir.</text:p>
      <text:p text:style-name="Standard"><text:s text:c="21"/>ARISTÉE. <text:s text:c="16"/>'</text:p>
      <text:p text:style-name="Standard"><text:soft-page-break/><text:s text:c="2"/>Cresplionte ! voici un long temps déjà que nous avons partagé les mêmes aventures. Es-tu bien décidé à me suivre encore et à me seconder en toutes choses ?</text:p>
      <text:p text:style-name="Standard"><text:s text:c="30"/>CRESPHONTE.</text:p>
      <text:p text:style-name="Standard"><text:s text:c="2"/>Aristée 1 tu es le seul homme que j’aie jamais* craint et aimé. Tu te rappelles l’origine de notre liaison... Cresphonte, la terreur des plus forts et des plus braves de la Thrace, n’avait jamais rencontré d’homme qu’il ne pût terrasser ; toi seul dans dix combats parvins à m’accabler sous ta force. Tu le sais, malgré cela, je ne t’ai point haï ; au contraire, au lieu de te dresser des embûches, jrai mieux aimé te suivre, sûr qu’à nous deux nous pourrions braver tous les périls. L’admiration que j’avais pour toi m’a habitué à te laisser le commandement : Aristée! tu peux compter maintenant sur moi comme sur un amr obéissant qui ne pourrait se séparer de toi.</text:p>
      <text:p text:style-name="Standard"><text:s text:c="40"/>8 .</text:p>
      <text:p text:style-name="Standard">"J.</text:p>
      <text:p text:style-name="Standard">J--</text:p>
      <text:p text:style-name="Standard">T----□--5 "i--V —a <text:s/>T* <text:s text:c="38"/>^</text:p>
      <text:p text:style-name="Standard">“&gt;fV</text:p>
      <text:p text:style-name="Standard"><text:s text:c="3"/>438 <text:s text:c="17"/>ORPHÉE.</text:p>
      <text:p text:style-name="Standard"><text:s text:c="31"/>ARISTÉE.</text:p>
      <text:p text:style-name="Standard"><text:s text:c="5"/>Eh bien î écoute donc. En parcourant la Grèce, je dirigeais nos pas toujours vers le midi, espérant trouver sous un ciel plus chaud et sur une terre plus fertile des groupes et des tribus d’hommes assemblés et vivant en commun, comme on dit qu’il en existe au pays d’Egypte, par delà la mer. Tu le sais, nous avons rencontré tous les champs déserts; les bois seulement sont peuplés, ça et Là, de familles sauvages et solitaires que notre vue seule faisait fuir.</text:p>
      <text:p text:style-name="Standard"><text:s text:c="29"/>CRESPHONTE.</text:p>
      <text:p text:style-name="Standard"><text:s text:c="5"/>Timides et lâches, dans leurs huttes de terre et de feuilles aux plus épais fourrés des bois sombres î</text:p>
      <text:p text:style-name="Standard"><text:s text:c="31"/>ARISTÉE.</text:p>
      <text:p text:style-name="Standard"><text:s text:c="5"/>En voyant quelle facilité nous avions à vaincre et à dépouiller à nous deux ces petits groupes épars, je me suis assuré que si je parvenais à réunir à nous une troupe d’hommes énergiques nous aurions bientôt l’empire sur toute la race des hommes de ces contrées ; et qu’ensuite, en armant ces hommes et en leur apprenant à combattre ensemble, tous les peuples de la Grèce nous craindraient, et nous respecteraient comme les plus forts et comme rois.</text:p>
      <text:p text:style-name="Standard"><text:s text:c="29"/>CRESPHONTE.</text:p>
      <text:p text:style-name="Standard"><text:s text:c="5"/>Nous serions, dis-tu, comme ces rois des pays lointains, qui ont une grande masse de peuple pour les servir et satisfaire leurs caprices ? Aristée ! tu as bien fait de revenir en Thrace, car là seulement se rencontrent des hommes dignes de nous seconder.</text:p>
      <text:p text:style-name="Standard">V* T*</text:p>
      <text:p text:style-name="Standard">fr T&gt;T</text:p>
      <text:p text:style-name="Standard"><text:s text:c="259"/>^ v* ». t</text:p>
      <text:p text:style-name="Standard">K-</text:p>
      <text:p text:style-name="Standard">i- *</text:p>
      <text:p text:style-name="Standard">TMf</text:p>
      <text:p text:style-name="Standard"/>
      <text:p text:style-name="Standard">^ » i ^ *</text:p>
      <text:p text:style-name="Standard"><text:s text:c="17"/>U-</text:p>
      <text:p text:style-name="Standard">i«V^ *r&gt;* <text:s text:c="6"/>***+ ^j***t*</text:p>
      <text:p text:style-name="Standard"><text:s text:c="16"/>PREMIERE PARTIE. <text:s text:c="14"/>139</text:p>
      <text:p text:style-name="Standard"><text:s text:c="24"/>ARISTÉE, parlant au public.</text:p>
      <text:p text:style-name="Standard"><text:s text:c="2"/>Non ! ce n’est pas pour ma gloire ou pour mon orgueil seulement que je veux user de la puissance que va me donner la force obéissante d’une armée de soldats. J’obligerai les hommes, jusqu’alors farouches et occupés au fond des forêts à poursuivre des animaux ou à déterrer des racines, à s’assembler pour s’entr’aider et vivre côte à côte. La société va les instruire à chercher les <text:soft-page-break/>moyens de satisfaire aisément leur faim, et la guerre ensuite les enrichira du superflu. Ainsi donc, par persuasion ou par force, il faut décider les plus robustes à venir se joindre à nous; car la force c’est la civilisation ; c'est la société fondée ; et au-dessus de cette société, la royauté d’Aristée.</text:p>
      <text:p text:style-name="Standard"><text:s text:c="29"/>CRESPHONTE.</text:p>
      <text:p text:style-name="Standard"><text:s text:c="2"/>Aristée ! ta pensée, à toi, est vaste et profonde; je suis aveugle auprès de toi ; Marche donc, et sois mon guide !</text:p>
      <text:p text:style-name="Standard"><text:s text:c="31"/>ARISTÉE.</text:p>
      <text:p text:style-name="Standard"><text:s text:c="2"/>Maintenant séparons-nous un instant; car le matin commence à donner ses lueurs fraîches et roses, et il faut que je cherche, dans ces bois, à quel tronc d’olivier Eurydice a maintenant adossé sa cabane.</text:p>
      <text:p text:style-name="Standard">(On entend résonner la dernière partie de Vair d1 Orphée. Vaurore commence à poindre; Aristée et Cresphonte sont dans la stupeur. )</text:p>
      <text:p text:style-name="Standard"><text:s text:c="17"/>CRESPHONTE.</text:p>
      <text:p text:style-name="Standard">As-tu entendu?,.. Aristée! toi qui sais tant de</text:p>
      <text:p text:style-name="Standard">i</text:p>
      <text:p text:style-name="Standard"/>
      <text:p text:style-name="Standard"/>
      <text:p text:style-name="Standard">S 40 <text:s text:c="15"/>ORPHÉE.</text:p>
      <text:p text:style-name="Standard">choses, dis, quels sons surnaturels ont résonné?,. Ah! ma poitrine se serre. Je me sens accablé d'attendrissement ou de terreur !</text:p>
      <text:p text:style-name="Standard"><text:s text:c="31"/>ARISTÉE.</text:p>
      <text:p text:style-name="Standard"><text:s text:c="2"/>Ah! malheur ! malheur pour nous! je ne sais ce qui produit ces harmonies, mais elles ont pénétré mon cœur et en ont chassé toute audace et toute force.</text:p>
      <text:p text:style-name="Standard"><text:s text:c="29"/>CRESPHONTE.</text:p>
      <text:p text:style-name="Standard"><text:s text:c="2"/>Si c’était la voix et le langage de quelque divinité du ciel, et qu’elle vint à paraître menaçante devant nous !</text:p>
      <text:p text:style-name="Standard"><text:s text:c="31"/>ARISTÉE.</text:p>
      <text:p text:style-name="Standard"><text:s text:c="2"/>Quelqu'un vient; retirons-nous, car je suis si troublé que je n'oserais en ce moment regarder en face un enfant. (Ils sortent.)</text:p>
      <text:p text:style-name="Standard"><text:s text:c="6"/>- THERSANDRE, ÉGLÉ.</text:p>
      <text:p text:style-name="Standard"><text:s text:c="26"/>THERSANDRE.</text:p>
      <text:p text:style-name="Standard"><text:s text:c="2"/>Tu es comme moi, Églé ; te voilà rêveuse et baignée de larmes.</text:p>
      <text:p text:style-name="Standard"><text:s text:c="29"/>ÉGLÉ.</text:p>
      <text:p text:style-name="Standard"><text:s text:c="2"/>Bon Thersandre ! tu pleures donc aussi d’attendrissement? Oh ! explique-moi, je t'en prie, la puissance de ces sons cadencés qui résonnent parfois dans ces</text:p>
      <text:p text:style-name="Standard">■V</text:p>
      <text:p text:style-name="Standard">T</text:p>
      <text:p text:style-name="Standard">T'(</text:p>
      <text:p text:style-name="Standard"/>
      <text:p text:style-name="Standard"/>
      <text:p text:style-name="Standard"><text:s text:c="15"/>PREMIÈRE PARTIE <text:s text:c="14"/>U1</text:p>
      <text:p text:style-name="Standard">V</text:p>
      <text:p text:style-name="Standard">forêts depuis qtSOrphée est venu liabiter ce coin de la Thrace.</text:p>
      <text:p text:style-name="Standard"><text:s text:c="28"/>THERSANDRE.</text:p>
      <text:p text:style-name="Standard"><text:s text:c="2"/>Ces sons jetés aux vents par la lyre d’Orphée saluent, au lever du soleil, le retour d’Apollon dont on croit ici Orphée le fils bien aimé. Car il n’y a qu'un&gt; dieu qui ait pu apprendre à Orphée à trouver, dans la musique et dans sa lyre, une autre voix pour en tirer ces paroles harmonieuses qui vous pénètrent en * vous persuadant la douceur et la bonté.</text:p>
      <text:p text:style-name="Standard"><text:s text:c="31"/>ÉGLÉ.</text:p>
      <text:p text:style-name="Standard"><text:s text:c="2"/>On dit que les bêtes féroces l’écoutent avec ravissement. Mais ce qui est plus étrange encore, c’est que, depuis quelque temps, les familles éparses et isolées se cherchent et s’abordent. Déjà les plus jeunes, les plus sensibles, les plus amoureux peut-être, se sont réunis autour d’Orphée, et, ce <text:soft-page-break/>qu’on n’avait jamais vu, vivent ensemble et en paix.</text:p>
      <text:p text:style-name="Standard"><text:s text:c="28"/>JHERS ANDRE.</text:p>
      <text:p text:style-name="Standard"><text:s text:c="2"/>Tu dis vrai, car cette tribu, ce groupe d’hommes, liés par l’attrait que les chants d’Orphée ont pour chacun d’eux, vient, là-bas, d’élever ses tentes sur les bords du fleuve.</text:p>
      <text:p text:style-name="Standard"><text:s text:c="31"/>ÉGLÉ.</text:p>
      <text:p text:style-name="Standard"><text:s text:c="2"/>Eurydice, devenue depuis peu de jours l’épouse et la eompagne d’Orphée, m’a bien souvent entretenue des charmes émouvants de sa lyre et de ses chants.. Mais serait-ce une illusion ? il m’a semblé que lorsqu’ils s’étaient fait entendre, tu étais plus tendre et</text:p>
      <text:p text:style-name="Standard"/>
      <text:p text:style-name="Standard"/>
      <text:p text:style-name="Standard">142</text:p>
      <text:p text:style-name="Standard"><text:s text:c="28"/>ORPHÉE.</text:p>
      <text:p text:style-name="Standard">plus docile à mes caresses; et, faut-il te le dire, depuis qu’elle les écoute ton Églé elle-même t’aime davantage et autrement que par le passé.</text:p>
      <text:p text:style-name="Standard"><text:s text:c="30"/>THERSANDRE.</text:p>
      <text:p text:style-name="Standard"><text:s text:c="3"/>Oui, ma douce amie, l’amour a élargi mon cœur; mais ces chants divins ont fait sur moi une impression plus profonde encore: je me sens aujourd'hui meilleur, mais aussi plus fier, plus libre! l’art d’Orphée m’a fait homme ! Hier matin, je me réveillai plein de fureur contre Thamyris, mon redoutable ennemi; j’allais le chercher pour le combattre, mais la lyre se fit entendre comme aujourd’hui, et quand elle s'est tue, mon cœur, plus humain, plus fort en dignité, avait senti la clémence se glisser dans mes entrailles, et, pour la première fois, Thersandre avait pardonné.</text:p>
      <text:p text:style-name="Standard"><text:s text:c="33"/>ÉGLÉ.</text:p>
      <text:p text:style-name="Standard"><text:s text:c="3"/>Combien je bénis Orphée de t’avoir fait si noble 1 Il faut aller nous réunir aux Orphéens et accepter les lois d’Orphée ; car peut-être un jour il développera en toi les sentiments qu’a éveillés dans mon cœur la charmante Eurydice.</text:p>
      <text:p text:style-name="Standard"><text:s text:c="30"/>THERSANDRE.</text:p>
      <text:p text:style-name="Standard"><text:s text:c="3"/>El quels sont donc ces sentiments que tu tiens d’Orphée par l’entremise d’Eurydice?</text:p>
      <text:p text:style-name="Standard"><text:s text:c="33"/>ÉGLÉ.</text:p>
      <text:p text:style-name="Standard"><text:s text:c="3"/>Oh î ma parole serait inhabile à te convaincre et à t’instruire. Ce que ma faible raison a retenu des pensées d’Eurydice, c’est qu’en dehors de Bacchus dont le culte seul est reconnu dans ces bois, Orphée connaît</text:p>
      <text:p text:style-name="Standard"><text:s text:c="21"/>PREMIÈRE PARTIE.</text:p>
      <text:p text:style-name="Standard">U3</text:p>
      <text:p text:style-name="Standard">d’autres dieux, qu’il prononce le nom des maîtres du ciel, et qu’il enseigne leur histoire, leurs lois justes et protectrices des plus faibles. Mon cœur, consolé par ces pensées, les caresse avec bonheur sans les comprendre. Ah 1 si nous pouvions entendre ces doux mystères du ciel expliqués par la bouche d’Orphée ! On vient... c’est Thamyris... Tune le fuis pas?... ah ! cette conduite est digne de mon Thersandre régénéré !...</text:p>
      <text:p text:style-name="Standard"><text:s text:c="20"/>THERSANDRE, THAMYRIS.</text:p>
      <text:p text:style-name="Standard"><text:s text:c="28"/>THAMYRIS.</text:p>
      <text:p text:style-name="Standard"><text:s text:c="2"/>C’est toi, Thersandre... ( Lui tendant la main, ) Puisque la vue de Thamyris n’excite plus ta colère comme autrefois, laisse-moi te presser la main et te dire que j’ai oublié notre ancienne rivalité et nos haines, et que j’ai honte aujourd’hui des stupides combats que nous nous sommes livrés dans ces forêts, en nous disputant des racines ou des fruits sauvages, ou bien même le tronc d’un chêne creux pour y poser notre hutte.</text:p>
      <text:p text:style-name="Standard"><text:s text:c="27"/>THERSANDRE.</text:p>
      <text:p text:style-name="Standard"><text:s text:c="2"/>Et moi je ne me sens aucune animosité contre toi, car mes instincts sont adoucis, car je cherche la société des hommes mes semblables, depuis que chaque jour je vais entendre, caché dans les roseaux, la lyre</text:p>
      <text:p text:style-name="Standard"><text:soft-page-break/><text:s/>iU <text:s text:c="17"/>ORPHÉE.</text:p>
      <text:p text:style-name="Standard"><text:s/>qui résonne vers l’aube et le crépuscule sur les bords du fleuve.</text:p>
      <text:p text:style-name="Standard"><text:s text:c="29"/>THAMYRIS.</text:p>
      <text:p text:style-name="Standard"><text:s text:c="3"/>Heureux enchantement de la lyre d'Orphée î Mais toi, tu connaissais Thamyris; sombre et sauvage, la présence d'une femme ou d'un enfant l’eût fait s’éloigner. Je n’avais d'autre soin que de chercher en chassant la nourriture qui soutient mes forces, dédaignant même l’occupation de ces bergers solitaires du mont Rhodope, qui vivent du produit des troupeaux qu’ils ont élevés... Un jour j’aperçus Orphée, jeune, beau, rayonnant d'une poétique bonté et d’un amour plus qu’humain; il m’appela, je voulus fuir, mais il fit entendre sa lyre, et malgré moi je le suivis comme un chevreau suit sa mère qui l'appelle de ses cris. Depuis , je suis devenu son disciple et son ami (4). Tu ne sais pas encore, Tliersandre, ce que c’est que l'amitié ; mais quand c’est Orphée qui vous chérit et se donne à vous, va 1 il n’est pas de félicité plus complète.</text:p>
      <text:p text:style-name="Standard"><text:s text:c="30"/>THERSANDRE.</text:p>
      <text:p text:style-name="Standard"><text:s text:c="3"/>Thamyris, si tu es devenu mon ami, conduis-moi vers Orphée !</text:p>
      <text:p text:style-name="Standard"><text:s text:c="2"/>(1) L’histoire rapporte que l’ami et le compagnon d’Orphée fut le poete Musée. Je lui fais ici un passe-droit dont j’avertis le lecteur.</text:p>
      <text:p text:style-name="Standard"><text:s text:c="141"/>mÿïrmr ■- <text:s text:c="7"/>f</text:p>
      <text:p text:style-name="Standard">J</text:p>
      <text:p text:style-name="Standard">145</text:p>
      <text:p text:style-name="Standard"><text:s text:c="7"/>THAMYRIS, THERSANDRE, ARISTÉE, CRES-PHONTE, plusieurs hommes armés de massues.</text:p>
      <text:p text:style-name="Standard"><text:s text:c="32"/>ARISTEE.</text:p>
      <text:p text:style-name="Standard"><text:s text:c="2"/>Comment, vous deux, autrefois ennemis farouches, êtes-vous réunis et en paix dans ce lieu?</text:p>
      <text:p text:style-name="Standard"><text:s text:c="31"/>THAMYRIS.</text:p>
      <text:p text:style-name="Standard"><text:s text:c="2"/>Parce que nous nous sommes repentis de notre bru~ taie inimitié.</text:p>
      <text:p text:style-name="Standard"><text:s text:c="32"/>ARISTÉE.</text:p>
      <text:p text:style-name="Standard"><text:s text:c="2"/>Tant mieux donc 1 Puisque vous voilà rendus sociables vous viendrez avec nous, car vous avez souvent montré aux hommes de ces forêts quelles étaient votre valeur et vos forces.</text:p>
      <text:p text:style-name="Standard"><text:s text:c="30"/>CRESPHONTE.</text:p>
      <text:p text:style-name="Standard"><text:s text:c="2"/>Oui, si vous voulez nous aider à devenir les maîtres de la Thrace, vous partagerez avec nous les dépouilles des vaincus. *</text:p>
      <text:p text:style-name="Standard"><text:s text:c="29"/>THERSANDRE.</text:p>
      <text:p text:style-name="Standard"><text:s text:c="2"/>Les Thraces, un maître !... Mais ils ignorent même s’il en existe, et s’il peut en exister ! Non ! ils n’ont pas pu te demander d’être leur maître !</text:p>
      <text:p text:style-name="Standard"><text:s text:c="31"/>ARISTÉE.</text:p>
      <text:p text:style-name="Standard"><text:s text:c="2"/>Les Thraces barbares ont besoin d’un maître qui les dresse à la vie de société.</text:p>
      <text:p text:style-name="Standard"/>
      <text:p text:style-name="Standard">ORPHÉE</text:p>
      <text:p text:style-name="Standard"><text:s/>146</text:p>
      <text:p text:style-name="Standard"><text:s text:c="30"/>THAMYRIS.</text:p>
      <text:p text:style-name="Standard"><text:s text:c="3"/>Les Thraces, libres et fiers, ne voudront vivre en commun que sous le maître qii’ils se seront donné.</text:p>
      <text:p text:style-name="Standard"><text:s text:c="25"/>THERSANDRE, à Àristee.</text:p>
      <text:p text:style-name="Standard"><text:s text:c="3"/>Et qui te fera, toi, le maître de la Tlirace ?</text:p>
      <text:p text:style-name="Standard"><text:s text:c="31"/>ARISTÉE.</text:p>
      <text:p text:style-name="Standard"><text:s text:c="3"/>Moi d’abord, et ces soldats avec moi 1</text:p>
      <text:p text:style-name="Standard"><text:s text:c="29"/>CRESPHONTE.</text:p>
      <text:p text:style-name="Standard"><text:s text:c="3"/>Ces bras robustes et ces épaisses massues !</text:p>
      <text:p text:style-name="Standard"><text:s text:c="28"/>THERSANDRE.</text:p>
      <text:p text:style-name="Standard"><text:s text:c="3"/>Mais tous les Thraces sont forts et habiles à manier la massue. Serait-ce donc seulement le <text:soft-page-break/>sang des hommes ou le tien que tu voudrais répandre?</text:p>
      <text:p text:style-name="Standard"><text:s text:c="30"/>ARISTÉE.</text:p>
      <text:p text:style-name="Standard"><text:s text:c="3"/>Les Thraces sont forts, mais barbares et isolés. Tiens ! regarde : ( en montrant ses soldats ) pas une famille n’est aussi nombreuse que cette troupe déterminée.</text:p>
      <text:p text:style-name="Standard"><text:s text:c="30"/>THAMYRIS.</text:p>
      <text:p text:style-name="Standard"><text:s text:c="3"/>Aristée î réfléchis, et laisse ce projet insensé ! Vois-tu d’avance la stupeur et l’indignation de ces sauvages retirés dans des huttes ou des cavernes, quand ils apprendront que tu prétends les dompter et les faire obéir à ta volonté, eux qui ne savent obéir qu’aux élans capricieux de leur nature primitive? Leurs instincts révoltés lutteront contre vous, tu le sais bien, et tu ne voudras pas faire de ces forêts une terre lugubre, dépeuplée et ensanglantée par tes mains.</text:p>
      <text:p text:style-name="Standard">147</text:p>
      <text:p text:style-name="Standard"><text:s text:c="53"/>PREMIÈRE PARTIE.</text:p>
      <text:p text:style-name="Standard"><text:s text:c="22"/>ARISTÉE.</text:p>
      <text:p text:style-name="Standard"><text:s text:c="3"/>Le sang féconde la terre ! Celui que nous verserons profitera à l’humanité par nous civilisée. Car, les Thraces une fois disciplinés pour la guerre, nous pourrons à leur tour dompter les autres peuples et les faire vivre en société sous notre loi. Le sang, te dis-je, peut seul transformer et améliorer le monde !</text:p>
      <text:p text:style-name="Standard"><text:s text:c="31"/>THAMYRIS.</text:p>
      <text:p text:style-name="Standard"><text:s text:c="21"/>Non ! non ! ce n’est pas le sang qui doit donner le bonheur à la terre.... (Apart.) O Orphée! Orphée !</text:p>
      <text:p text:style-name="Standard"><text:s text:c="22"/>ARISTÉE.</text:p>
      <text:p text:style-name="Standard"><text:s text:c="3"/>Nous voulons qu’à l’instant même vous nous suiviez, soumis et obéissants.</text:p>
      <text:p text:style-name="Standard"><text:s text:c="30"/>THERSANDRE.</text:p>
      <text:p text:style-name="Standard"><text:s text:c="23"/>Obéissants ! mais tu n’es ni mon père ni mon aîné î</text:p>
      <text:p text:style-name="Standard"><text:s text:c="30"/>CRESPHONTE.</text:p>
      <text:p text:style-name="Standard"><text:s text:c="3"/>Suis-nous et obéis, ou malheur à toi !</text:p>
      <text:p text:style-name="Standard"><text:s text:c="7"/>* <text:s text:c="11"/>THERSANDRE.</text:p>
      <text:p text:style-name="Standard"><text:s text:c="3"/>Je ne veux pas vous suivre, et je ne sais pas obéir à un homme que je vois pour la première fois !</text:p>
      <text:p text:style-name="Standard"><text:s text:c="30"/>CRESPHONTE.</text:p>
      <text:p text:style-name="Standard"><text:s text:c="23"/>Mais si tu n’obéis pas, c’est la guerre et ta mort.</text:p>
      <text:p text:style-name="Standard"><text:s text:c="35"/>4</text:p>
      <text:p text:style-name="Standard"><text:s text:c="30"/>THERSANDRE.</text:p>
      <text:p text:style-name="Standard"><text:s text:c="3"/>C’est la guerre assurément..... et ma mort......</text:p>
      <text:p text:style-name="Standard"><text:s/>peut-être 1 (Il se met en défense.)</text:p>
      <text:p text:style-name="Standard"><text:s text:c="27"/>ARISTEE, à Thersandre.</text:p>
      <text:p text:style-name="Standard"><text:s text:c="3"/>Mes desseins s’accompliront, car je broierai ceux qui, comme toi, voudront y mettre obstacle. (^4 Tha-myris.) Quant à toi, Thamyris, tu es devenu trop</text:p>
      <text:p text:style-name="Standard">us</text:p>
      <text:p text:style-name="Standard"><text:s text:c="24"/>ORPHÉE.</text:p>
      <text:p text:style-name="Standard"><text:s/>amolli pour être à craindre. Va-t’en, je te dédaigne (Une lutte s'engage entre Thersandre et la troupe d'Aristée. Thamyris, ayant arraché les armes d'un soldat, se porte à la défense de Thersandre. Au moment où ils vont succomber, on entend Vair d'Orphée</text:p>
      <text:p text:style-name="Standard"><text:s/>joué sur la lyre....Les barbares s'arrêtent consternés</text:p>
      <text:p text:style-name="Standard"><text:s text:c="13"/>et stupéfaits, et se retirent du côté de la forêt»)</text:p>
      <text:p text:style-name="Standard"><text:s text:c="3"/>ORPHÉE, THAMYRIS, THERSANDRE, ÉGLÉ,</text:p>
      <text:p text:style-name="Standard"><text:s text:c="23"/>DISCIPLES D’ORPHÉE.</text:p>
      <text:p text:style-name="Standard"><text:s text:c="24"/>THAMYRIS, à Orphée.</text:p>
      <text:p text:style-name="Standard"><text:s text:c="3"/>Notre ami protecteur, oh 1 veille et chante encore, car les habitants de la forêt sont pleins d'effroi. Comme une lumière qui flamboie dans la nuit éloigne les monstres et les bêtes fauves, tes chants, tu le sais, ont le pouvoir de dissiper l’inquiétude et d’éloigner les barbares. On a vu reparaître ici le farouche Aristée. Fais résonner ta lyre, Orphée, car la douleur <text:soft-page-break/>recommence à gémir, et le sang a coulé de nouveau. <text:s text:c="30"/>-</text:p>
      <text:p text:style-name="Standard"><text:s text:c="28"/>ORPHÉE.</text:p>
      <text:p text:style-name="Standard"><text:s text:c="3"/>Enfants de l’amitié et de l’art, aimez-vous et unissez-vous dans les perpétuelles jouissances de l’esprit. Que rien, je vous prie, ne trouble vos doux concerts, quand la poésie et la musique vous ont jetés dans</text:p>
      <text:p text:style-name="Standard"><text:s text:c="15"/>PREMIÈRE PARTIS. <text:s text:c="12"/>149</text:p>
      <text:p text:style-name="Standard">l’enthousiasme du plaisir pur. J’irai moi-même me placer sur le chemin d’Aristée. Je le surprendrai à son réveil par les sons les plus tendres de ma lyre, et, si je peigc l’ahorder, peut-être achéverai-je la séduction en lui parlant le langage de la pitié humaine.</text:p>
      <text:p text:style-name="Standard"><text:s text:c="26"/>THERSANDRE.</text:p>
      <text:p text:style-name="Standard"><text:s text:c="2"/>Et si Aristée, plus féroce qu'un tigre, résiste aux paroles et aux chants d’Orphée, vous tous, hommes assemblés en société pour l’art et la paix, vous vous armerez un instant, n'est-ce pas, pour accabler l’animal destructeur sous le nombre de vos armes? Car Aristée, abusant de sa force, n'est redoutable aux Thraces que parce qu’ils sont farouches et isolés. Mais vous êtes les plus forts, vous qui vous aimez et vous protégez mutuellement.</text:p>
      <text:p text:style-name="Standard"><text:s text:c="27"/>THAMYRIS.</text:p>
      <text:p text:style-name="Standard"><text:s text:c="2"/>Tu Pas dit, Thersandre, la société, c’est plus que le bonheur et la joie; c’est encore la liberté de l’homme. Il faut nous réunir et le terrasser.</text:p>
      <text:p text:style-name="Standard"><text:s text:c="28"/>ORPHÉE.</text:p>
      <text:p text:style-name="Standard"><text:s text:c="2"/>Malheur sur celui qui frappe ou endolorit son semblable ! La douleur, c’est la vengeance bientôt, c’est la guerre. Si l’homme souffre, il fera souffrir, il tuera. Le plaisir de Pâme, au contraire, appelle le désir de communiquer son bonheur. Si l’homme est heureux, il fera jouir. Vous tous, premier rudiment de la société à venir, choisissez : bonheur et paix absolue, ou douleur et guerre éternelle. Ohl quon ne dise pas que la mort et la douleur sont sorties des mains des</text:p>
      <text:p text:style-name="Standard">150</text:p>
      <text:p text:style-name="Standard"><text:s text:c="28"/>ORPHÉE.</text:p>
      <text:p text:style-name="Standard"><text:s text:c="2"/>compagnons d’Orphée 1 Faire jouir, faire aimer, séduire par la musique et les jeux, apôtres de la société naissante, voiJà comment vous pourrez transformer Shumanité sauvage et d’associer pour le bonheur de tous.</text:p>
      <text:p text:style-name="Standard"><text:s text:c="4"/>Je vous le dis, malgré l’enthousiasme d’un monde grossier et ignorant pour des vainqueurs rougis de sang, inspirez le mépris et l’horreur pour le guerrier, pour quiconque porte une arme de mort ; car, assassins ou soldats, ils sont maudits du Dieu des Astres. La vie est le don qu’il vous a fait d’une part de son être, et celui qui tue attente à sa suprême majesté.</text:p>
      <text:p text:style-name="Standard"><text:s text:c="29"/>THERSANDRE.</text:p>
      <text:p text:style-name="Standard"><text:s text:c="4"/>Noble et divin Orphée! pardonne à mon cœur qui t’aime et qui redoute pour toi l’embûche et le danger. Si l’injustice et la férocité vous attaquent, vous les repousseriez pourtant?</text:p>
      <text:p text:style-name="Standard"><text:s text:c="22"/>ORPHÉE, avec douceur et fermeté.</text:p>
      <text:p text:style-name="Standard"><text:s text:c="4"/>Nous recevrons le meurtrier en lui tendant une main amie, et s’il n’est pas désarmé par nos paroles d’amitié et de soumission, ayant laissé fuir les femmes et les enfants, nous mourrous sans nous défendre.... léguant à l’assassin, pour sa lâcheté, le re-</text:p>
      <text:p text:style-name="Standard">. mords qui le rendra meilleur, et au monde l’exemple palpitant de l’horreur que l’homme doit avoir pour le sang versé. (Avec entraînement.) O mes compagnons chéris! chassez, je vous en conjure, cette tristesse et ces craintes, puisque nous avons, pour éloigner les méchants du foyer de nos joies, nos bienfaisantes</text:p>
      <text:p text:style-name="Standard"/>
      <text:p text:style-name="Standard"/>
      <text:p text:style-name="Standard"><text:s text:c="17"/>PREMIERS PARTIE. <text:s text:c="16"/>i'Si</text:p>
      <text:p text:style-name="Standard"><text:s/>actions et la divine harmonie qui répand dans les âmes autour de nous la douceur ou l’effroi.</text:p>
      <text:p text:style-name="Standard"><text:s text:c="34"/>THAMYRIS.</text:p>
      <text:p text:style-name="Standard"><text:s text:c="3"/>Orphée I es-tu bien un homme pour parler ainsi ?....</text:p>
      <text:p text:style-name="Standard"><text:s/>Instruis-nous... On te croit le fils du Dieu de la</text:p>
      <text:p text:style-name="Standard"><text:soft-page-break/><text:s/>lumière : aussi, quand tu passes, vois-tu les malades et les malheureux se presser sur ta route, et s’en aller guéris et consolés, quand ta lyre les a enivrés de ses</text:p>
      <text:p text:style-name="Standard"><text:s/>mélodies.... Oh ! si tu es un Dieu, dis-le-nous, que</text:p>
      <text:p text:style-name="Standard"><text:s/>nous t’adorions à genoux !</text:p>
      <text:p text:style-name="Standard"><text:s text:c="35"/>ORPHÉE.</text:p>
      <text:p text:style-name="Standard"><text:s text:c="3"/>Oh! non, nonl je suis d’une nature terrestre comme vous. J’eus peut-être plus d’amour, plus de pitié que les autres hommes, et c’est cet amour et cette pitié qui vous étonne et vous trompe. Compagnons ! ne voyez en moi ni un maître, ni un chef, car la ^déférence que vous auriez pouf Orphée empêcherait les élans de votre expansive amitié ; et je ne veux être avec vous qu’un ami aimant et bien-aimé.</text:p>
      <text:p text:style-name="Standard"><text:s text:c="34"/>THAMYRIS.</text:p>
      <text:p text:style-name="Standard"><text:s text:c="3"/>Cher et tendre Orphée ! tiens, voici venir Eurydice qui, en t’entourant de ses bras caressants, va te remercier pour nous tous de la vie intellectuelle et du</text:p>
      <text:p text:style-name="Standard"><text:s text:c="51"/>i</text:p>
      <text:p text:style-name="Standard"><text:s/>bonheur que nous te devons.</text:p>
      <text:p text:style-name="Standard"><text:s text:c="3"/>{Eurydice paraît avec des femmes... Au bout de quelques instants, disciples et femmes s'éloignent. Or~ phée reste seul avec Eurydice.)</text:p>
      <text:p text:style-name="Standard"/>
      <text:p text:style-name="Standard">1S2</text:p>
      <text:p text:style-name="Standard"><text:s text:c="26"/>ORPHÉE.</text:p>
      <text:p text:style-name="Standard"><text:s text:c="29"/>SCÈNE VI.</text:p>
      <text:p text:style-name="Standard"><text:s text:c="36"/>«</text:p>
      <text:p text:style-name="Standard"><text:s text:c="24"/>ORPHÉE, EURYDICE.</text:p>
      <text:p text:style-name="Standard"><text:s text:c="31"/>EURYDICE.</text:p>
      <text:p text:style-name="Standard"><text:s text:c="5"/>Mon noble Orphée, que ta vue m’est douce en ce moment ! En traversant la forêt d’une course rapide, elle m’a semblé plus déserte et plus menaçante. J’avais hâte de me sentir entourée des bras d’Orphée.</text:p>
      <text:p text:style-name="Standard"><text:s text:c="32"/>ORPHÉE.</text:p>
      <text:p text:style-name="Standard"><text:s text:c="5"/>Enfant! ton cœur soulève ta [poitrine. Tu es effrayée !</text:p>
      <text:p text:style-name="Standard"><text:s text:c="5"/>i/</text:p>
      <text:p text:style-name="Standard"><text:s text:c="31"/>EURYDICE.</text:p>
      <text:p text:style-name="Standard"><text:s text:c="5"/>Je ne le suis plus : je suis avec toi. Mais, tout à l’heure, en courant dans les prairies que baigne le fleuve, à mes yeux éblouis sans doute par la vitesse du terrain qui fuyait sous mes pas, est apparue, comme un éclair qui passe, la figure sinistre (TAristée.... En quelques bonds je fus près de toi.</text:p>
      <text:p text:style-name="Standard"><text:s text:c="32"/>ORPHÉE.</text:p>
      <text:p text:style-name="Standard"><text:s text:c="5"/>Tes yeux ne t'ont point trompée. Aristée est de retour. Tu pâlis, douce amie!... Et que peux-tu redouter de lui?... La nuit tu reposes près d’Orphée, et le jour n’es-tu pas la plus légère des jeunes filles de la "Thrace, de toutes ces vierges et femmes timides qui ont au moins pour se soustraire aux passions sauvages leur agilité exercée?</text:p>
      <text:p text:style-name="Standard">4 C' ^</text:p>
      <text:p text:style-name="Standard"><text:s text:c="46"/>'t &lt; <text:s text:c="22"/>^</text:p>
      <text:p text:style-name="Standard">1</text:p>
      <text:p text:style-name="Standard">*</text:p>
      <text:p text:style-name="Standard">fl</text:p>
      <text:p text:style-name="Standard"/>
      <text:p text:style-name="Standard">r&gt;*r &gt;^70^^ -rti+œTJ*** ^‘^tpr^T^^^CTSt</text:p>
      <text:p text:style-name="Standard"><text:s text:c="15"/>PREMIÈRE PARTIE. <text:s text:c="13"/>153</text:p>
      <text:p text:style-name="Standard"><text:s text:c="30"/>EURYDICE.</text:p>
      <text:p text:style-name="Standard"><text:s text:c="3"/>Mais je pourrai l’apercevoir quelquefois, et sa vue fera honte à mon cœur de sa faiblesse passée. Oh! n’en rougis pas, mon bien-aimé; quand Aristée me demanda mon amour je n’étais pas Eurydice, l’Eurvdice que tu as faite. Gomme toute femme faible et ignorante, je me laissai <text:soft-page-break/>séduire par ce qui alors devait me paraître beau et grand: la force et la valeur brutales. Val je ne retrouve plus en moi le cœur qui fut sur le point de se donner à Aristée!....</text:p>
      <text:p text:style-name="Standard"><text:s text:c="31"/>ORPHÉE.</text:p>
      <text:p text:style-name="Standard"><text:s text:c="3"/>Que la honte ne ternisse jamais la noblesse qui rayonne au front d’Eurydice! Ta nature inculte devait suivre ses instincts, et tu sais bien qu’Orphée ne pouvait désirer ou accepter qu’un cœur qui battît avec le sien.</text:p>
      <text:p text:style-name="Standard"><text:s text:c="30"/>EURYDICE.</text:p>
      <text:p text:style-name="Standard"><text:s text:c="3"/>Et pour cela, tu es venu choisir Eurydice entre toutes. Ma nature simple, mais aimante, déjà séduite par ton art, a été instruite à vivre et à sentir en toi. Tu as façonné Eurydice, tu as soufflé sur elle jusqu’à ce qu’elle fût l’harmonie vibrante de ton âme.</text:p>
      <text:p text:style-name="Standard"><text:s text:c="31"/>ORPHÉE.</text:p>
      <text:p text:style-name="Standard"><text:s text:c="3"/>Aimable épouse, oui; et cela a été la plus chère récompense de mes efforts. Oh ! si tu savais ce qu’Or-phée a souffert lorsqu’avec ses besoins d’aimer, avec sa tendresse toujours prête à déborder, il n’avait autour de lui pas un seul cœur ouvert à une affection élevée, un cœur vibrant sympathiquement aux attein-</text:p>
      <text:p text:style-name="Standard"><text:s text:c="40"/>9.</text:p>
      <text:p text:style-name="Standard">*</text:p>
      <text:p text:style-name="Standard">154</text:p>
      <text:p text:style-name="Standard"><text:s text:c="33"/>ORPHÉE.</text:p>
      <text:p text:style-name="Standard"><text:s text:c="26"/>S</text:p>
      <text:p text:style-name="Standard">tes de la poésie. En toi seule, Eurydice, j’ai fait germer tout cela, et j'ai puisé ensuite aux sources de ton amour les plus délectables enchantements,</text:p>
      <text:p text:style-name="Standard"><text:s text:c="30"/>EURYDICE.</text:p>
      <text:p text:style-name="Standard"><text:s text:c="3"/>Mon esprit tout entier est ton ouvrage. Ne m’as-tu pas instruite et préparée à goûter avec toi tous les plaisirs de l’âme, tous les charmes de la pensée? Mais sois-en fier et heureux, mon Orphée \ car, en élevant mon esprit en puissance et en sentiment, tu m’as permis de mesurer la portée intellectuelle et sensible de l’âme d’Orphée, esprit divin, portant au cœur la poésie de l’art et une immense pitié pour la nature humaine. Mon amour a grandi ainsi avec les facultés que tu développais en moi, et maintenant je t’aime de toute l’étendue de ma pensée et de mon cœur !...</text:p>
      <text:p text:style-name="Standard"><text:s text:c="31"/>ORPHÉE,</text:p>
      <text:p text:style-name="Standard"><text:s text:c="3"/>Et moi, belle épouse, je t’aime comme la seule créature sur qui ont pu s’épancher enfin les flots captifs de ma tendresse. Je t’aime comme la seule âme où mon âme puisse résonner ; je t’aime comme la poésie, comme ma lyre.... car ton cœur est aussi une corde harmonieuse sur laquelle je puis traduire et exhaler les transports et les besoins expansifs de mon âme.</text:p>
      <text:p text:style-name="Standard"><text:s text:c="3"/>(On entend des chants et des cris dans Véloigne-ment.) <text:s text:c="41"/>*</text:p>
      <text:p text:style-name="Standard"><text:s text:c="30"/>EURYDICE.</text:p>
      <text:p text:style-name="Standard"><text:s text:c="3"/>Je ne sais pourquoi, au milieu de ces chants et de ces danses joyeuses, mon oreille saisit distinctement</text:p>
      <text:p text:style-name="Standard"/>
      <text:p text:style-name="Standard"/>
      <text:p text:style-name="Standard"/>
      <text:p text:style-name="Standard"/>
      <text:p text:style-name="Standard"><text:s text:c="148"/>h**</text:p>
      <text:p text:style-name="Standard"/>
      <text:p text:style-name="Standard"/>
      <text:p text:style-name="Standard"><text:s text:c="20"/>PREMIÈRE PARTIE, <text:s text:c="13"/>155</text:p>
      <text:p text:style-name="Standard"><text:s text:c="4"/>un air lugubre qui couvre ta voix et tes paroles d’amour ; mon cœür se glace dans ma poitrine !</text:p>
      <text:p text:style-name="Standard"><text:s text:c="34"/>î</text:p>
      <text:p text:style-name="Standard"><text:s text:c="28"/>SCÈNE VII.</text:p>
      <text:p text:style-name="Standard"><text:soft-page-break/><text:s text:c="22"/>LES MÊMES, THAMYRIS.</text:p>
      <text:p text:style-name="Standard"><text:s text:c="30"/>THAMYRIS.</text:p>
      <text:p text:style-name="Standard"><text:s text:c="6"/>O vous les instituteurs et le souffle vivant de nos plaisirs et de nos jeux, nos frères demandent si la fête de ce jour se passera sans que votre présence soit venue l’embellir et la sanctifier?</text:p>
      <text:p text:style-name="Standard"><text:s text:c="27"/>ORPHÉE, à Eurydice.</text:p>
      <text:p text:style-name="Standard"><text:s text:c="6"/>Mes amis et tes compagnes nous réclament au milieu d’eux. Va, parmi la joie et la gaieté des jeunes filles, te mêler à leurs danses. La musique et leur allégresse dissiperont ta mélancolie.</text:p>
      <text:p text:style-name="Standard"><text:s text:c="6"/>(Une ronde de jeunes filles s’est approchée et a en-traîné Eurydice. Orphée suit un groupe de chanteurs.)</text:p>
      <text:p text:style-name="Standard"><text:s text:c="26"/>SCÈNE- VIII.</text:p>
      <text:p text:style-name="Standard"><text:s text:c="28"/>THAMYRIS.</text:p>
      <text:p text:style-name="Standard"><text:s text:c="43"/>*</text:p>
      <text:p text:style-name="Standard"><text:s text:c="5"/>Je ne puis maintenant aller confondre ma raison et mes sens dans cette effusion des arts et de l’amitié. Un sentiment plus âpre me retient en ces lieux. C’est le moment où les prêtresses de Bacchus courent les forêts pour recueillir aux pampres les grappes du</text:p>
      <text:p text:style-name="Standard">*■</text:p>
      <text:p text:style-name="Standard">■ mil n i.</text:p>
      <text:p text:style-name="Standard">'TT</text:p>
      <text:p text:style-name="Standard"/>
      <text:p text:style-name="Standard"/>
      <text:p text:style-name="Standard"/>
      <text:p text:style-name="Standard">^&gt;■1- tf</text:p>
      <text:p text:style-name="Standard"/>
      <text:p text:style-name="Standard"><text:s text:c="3"/>156 <text:s text:c="16"/>ORPHÉE.</text:p>
      <text:p text:style-name="Standard"><text:s text:c="3"/>fruit dont elles font la liqueur agréable à leur Dieu. .</text:p>
      <text:p text:style-name="Standard"><text:s text:c="15"/>i <text:s text:c="36"/>*</text:p>
      <text:p text:style-name="Standard"><text:s text:c="3"/>PhaBtuse est parmi elles, car mes yeux ont cru la découvrir dans cette troupe de jeunes femmes suspendues là-bas aux rameaux des buissons. En effet,</text:p>
      <text:p text:style-name="Standard"><text:s text:c="3"/>c’est bien elle, belle, énergique et farouche....</text:p>
      <text:p text:style-name="Standard"><text:s text:c="3"/>Pourquoi mon cœur s'est-il exposé à être froissé des dédains de cette rude bacchante? Quelle torture d’aimer cette femme!. . La voici !...</text:p>
      <text:p text:style-name="Standard"><text:s text:c="22"/>THAMYRIS, PHAETUSE.</text:p>
      <text:p text:style-name="Standard"><text:s text:c="29"/>THAMYRIS.</text:p>
      <text:p text:style-name="Standard"><text:s text:c="5"/>Fière bacchante ! daigneras-tu aujourd’hui t’arrê-</text:p>
      <text:p text:style-name="Standard"><text:s text:c="11"/>9</text:p>
      <text:p text:style-name="Standard"><text:s text:c="3"/>ter un instant pour m’entendre?</text:p>
      <text:p text:style-name="Standard"><text:s text:c="29"/>PHAETÜSK.</text:p>
      <text:p text:style-name="Standard"><text:s text:c="5"/>Parle! et si tes paroles ont le pouvoir de me retenir.... je resterai...</text:p>
      <text:p text:style-name="Standard"><text:s text:c="29"/>THAMYRIS.</text:p>
      <text:p text:style-name="Standard"><text:s text:c="5"/>Non ! éloigne-toi plutôt. Car tu ne comprendrais jamais le sentiment tendre, ardent et désespéré qui m’attache incessamment à tes pas, qui me fait vivre de ton souvenir et rêver de tes charmes... Mais il faut pourtant que je te fasse connaître le prix de tout ce trésor de beauté qui, sur toute ta personne, resplen-* dit à donner le vertige. Tu ignores, enfant, toutes les grâces dont tu es douée, car tu es belle à rendre jalouse la fière Diane,sœur d’Apollon. Oh! oui, tuugno-res tout cela ; car si tu le savais, tu ne voudrais pas</text:p>
      <text:p text:style-name="Standard"><text:s text:c="14"/>^îStf1" u</text:p>
      <text:p text:style-name="Standard">2w</text:p>
      <text:p text:style-name="Standard"/>
      <text:p text:style-name="Standard"><text:s text:c="319"/>-"■*'* -"Wf</text:p>
      <text:p text:style-name="Standard"><text:soft-page-break/><text:s text:c="18"/>PREMIÈRE PARTIE. <text:s text:c="14"/>157</text:p>
      <text:p text:style-name="Standard"><text:s text:c="3"/>laisser souiller ces fleurs de jeunesse par les baisers avinés d’un Cresphonte !</text:p>
      <text:p text:style-name="Standard"><text:s text:c="30"/>PH AETUSE.</text:p>
      <text:p text:style-name="Standard"><text:s text:c="5"/>Si tu avais seulement, avec cet esprit séducteur,[le visage d’Orphée ton maître que l’on dit aussi beau que Bacchus, la fantaisie me ferait peut-être céder aux louanges molles et veloutées que tu viens de glisser dans mon cœur. Mais non encore ! je ne resterais pas avec toi, car tu sais bien que je suis la bacchante aux sens fougueux....</text:p>
      <text:p text:style-name="Standard"><text:s text:c="30"/>THAMYRIS.</text:p>
      <text:p text:style-name="Standard"><text:s text:c="5"/>Phaëtuse, viens avec moi deux jours seulement, et mon amour, que je saurai rendre affable et empressé, t’aura fait vite oublier la débauche de tes amours passées.</text:p>
      <text:p text:style-name="Standard"><text:s text:c="30"/>PHAETUSE.</text:p>
      <text:p text:style-name="Standard"><text:s text:c="5"/>Non, te dis-je; ce qu’il me faut à moi ce sont les emportements et la fureur de Cresphonte. Ce qui me plaît ce sont les rugissements d’un lion plutôt que les soupirs d’une colombe !</text:p>
      <text:p text:style-name="Standard"><text:s text:c="30"/>THAMYRIS.</text:p>
      <text:p text:style-name="Standard"><text:s text:c="39"/>*</text:p>
      <text:p text:style-name="Standard"><text:s text:c="5"/>Sentiments grossiers qui ne t’ont jamais apporté ni dévouement ni fidélité.</text:p>
      <text:p text:style-name="Standard"><text:s text:c="30"/>PHAETUSE.</text:p>
      <text:p text:style-name="Standard"><text:s text:c="5"/>Mais toi, poofce efféminé, me rendrais-tu la passion désordonnée de mon amant? Vois-tu, ce que j’aime plus que ma vie, ce sont surtout ses ardents caprices, et ses yeux enflammés au sein de l’ivresse; et jamais</text:p>
      <text:p text:style-name="Standard"><text:s text:c="3"/>458 <text:s text:c="17"/>ORPHÉE.</text:p>
      <text:p text:style-name="Standard"><text:s text:c="3"/>ton dévouement et ta fidélité ne me feraient oublier nos moments de folle orgie Jamais je ne serai à toi, Thamyris. (Elle veut s'en aller.)</text:p>
      <text:p text:style-name="Standard"><text:s text:c="23"/>THAMYRIS.</text:p>
      <text:p text:style-name="Standard"><text:s text:c="6"/>Tigresse, pour toi j’aurai toutes les v iolences de Chresphonte !....</text:p>
      <text:p text:style-name="Standard"><text:s text:c="23"/>PHAETUSE.</text:p>
      <text:p text:style-name="Standard"><text:s text:c="6"/>Cresphonte m’attend, je te quitte.</text:p>
      <text:p text:style-name="Standard"><text:s text:c="3"/>( On entend Vair d'Orphée. Phaëtuse subjuguée revient</text:p>
      <text:p text:style-name="Standard"><text:s text:c="29"/>sur ses pas. )</text:p>
      <text:p text:style-name="Standard"><text:s text:c="20"/>THAMYRIS, à part.</text:p>
      <text:p text:style-name="Standard"><text:s text:c="6"/>Orphée ici ! tant mieux. Il n’y a que son art et sa voix qui puissent dompter cette nature effrénée. (Il se retire.)</text:p>
      <text:p text:style-name="Standard"><text:s text:c="24"/>ORPHÉE, PHAËTUSE.</text:p>
      <text:p text:style-name="Standard"><text:s text:c="24"/>ORPHÉE.</text:p>
      <text:p text:style-name="Standard"><text:s text:c="6"/>Enfant, qui repousses l’amour poétique, pourquoi t’arrêtes-tu ?</text:p>
      <text:p text:style-name="Standard"><text:s text:c="23"/>PHAETÜSE.</text:p>
      <text:p text:style-name="Standard"><text:s text:c="6"/>Oh ! joue encore de cet instrument dont les bruits sont si différents de ceux des tambourins des bacchantes. ( Orphée recommence Pair. ) Tu es Orphée, je le vois à l'enivrement que je ressens, et par-dessus tout à la divine beauté qui éclate dans ta personne !</text:p>
      <text:p text:style-name="Standard"><text:s text:c="24"/>ORPHÉE.</text:p>
      <text:p text:style-name="Standard"><text:s text:c="6"/>C’est Orphée lui-même qui vient de te prouver combien les délectations de Pâme l’emportent sur le</text:p>
      <text:p text:style-name="Standard"/>
      <text:p text:style-name="Standard">i 1</text:p>
      <text:p text:style-name="Standard"><text:s text:c="200"/>T</text:p>
      <text:p text:style-name="Standard"><text:s text:c="15"/>PREMIÈRE PARTIE. <text:s text:c="14"/>m</text:p>
      <text:p text:style-name="Standard"><text:s/>plaisir des sens, car tu m’écoutes et cependant Cres* phonte t’attend.</text:p>
      <text:p text:style-name="Standard"><text:s text:c="29"/>PHAETUSE*</text:p>
      <text:p text:style-name="Standard"><text:s text:c="3"/>Ta musique, il est vrai, m’a surprise et pénétrée, mais tes traits sont si majestueux et si beaux que je ne puis m’empêcher de rester pour te voir et t’en* tendre.</text:p>
      <text:p text:style-name="Standard"><text:s text:c="30"/>ORPHÉE.</text:p>
      <text:p text:style-name="Standard"><text:soft-page-break/><text:s text:c="3"/>Si cette musique t’a charmée, il n’y a donc pas seulement d’aimable sur la terre que le vin et l’orgie ?</text:p>
      <text:p text:style-name="Standard"><text:s text:c="30"/>PHAETUSE.</text:p>
      <text:p text:style-name="Standard"><text:s text:c="3"/>11 y a ton art qui, je le sens, est rempli de molle vo* lupté.</text:p>
      <text:p text:style-name="Standard"><text:s text:c="30"/>ORPHÉE.</text:p>
      <text:p text:style-name="Standard"><text:s text:c="3"/>Femme à l'âme ardente mais inculte, quelques notes qui frappent l’air ont suffi pour te faire rêver et tressaillir ; que serait-ce donc si tu pouvais deviner ce que recèle de joies complètes l’art dans ses formes diverses, l’art tout entier dont la musique n’est qu’une branche aux fleurs suaves? Tu quitterais bien vite Cresphonte et les bacchantes tes sœurs pour suivre les leçons, les plaisirs des compagnons d’Orphée. C’est au milieu de nous que ta nature, avide de volupté, pourra puiser, dans les élans de la musique et de la poésie, un délire et des transports toujours pleins de douceur et de quiétude. Loin de s’abrutir comme au contact des épaisses jouissances des sens, ton âme frissonnante s’élargira, sans cesse plus par* faite en bonté et en intelligence; puis, ce développe*</text:p>
      <text:p text:style-name="Standard">i</text:p>
      <text:p text:style-name="Standard">’Tv</text:p>
      <text:p text:style-name="Standard"/>
      <text:p text:style-name="Standard"/>
      <text:p text:style-name="Standard">SCO <text:s text:c="18"/>ORPHÉE.</text:p>
      <text:p text:style-name="Standard">ment des facultés de ton esprit accroissant à son tour les sources de tes plaisirs, tu sentiras jusqu’à l1 infini grandir en toi l’intelligence et la volupté !</text:p>
      <text:p text:style-name="Standard"><text:s text:c="32"/>PHAETUSE.</text:p>
      <text:p text:style-name="Standard"><text:s text:c="3"/>Orphée, ta parole brillante vient, vraiment, de m’ouvrir l’horizon d’une joie inconnue; mais en t’écoutant, moi, j’ai cru entrevoir un bonheur plus puissant encore. Ce serait celui que savourerait si bien la femme aimée et instruite par toi à ces plaisirs du ciel. J’ai senti que là était la suprême volupté, et c’est celle-là qu’il me faut, à moi l... Je te suivrai : mais ce ne sera ni Thamyris, ni aucun de tes amis qui fera le bonheur de Phaetuse. Car, écoute le cri de mon cœur! je te suivrai, mais pour t’aimer et te servir... toi, seul au monde !...</text:p>
      <text:p text:style-name="Standard"><text:s text:c="33"/>ORPHÉE.</text:p>
      <text:p text:style-name="Standard"><text:s text:c="3"/>Enfant des passions naïves, ignores-tu donc les serments qui attachent pour la vie à Eurydice mon amour et ma fidélité ?</text:p>
      <text:p text:style-name="Standard"><text:s text:c="27"/>PHAETUSE, cootiQuant.</text:p>
      <text:p text:style-name="Standard"><text:s text:c="3"/>Orphée, entends-moi ! mon cœur n’a jamais su se contenir!... Tu es le plus séduisant et le plus beau des hommes que j’aie encore vus. Mon amour, né de tout à l’heure, a toute la violence d’nne longue passion... Àh ! permets-moi d’espérer que tu m'aimeras, car je n’ai jamais su que haïr quand je n’aimais plus.</text:p>
      <text:p text:style-name="Standard"><text:s text:c="33"/>ORPHÉE.</text:p>
      <text:p text:style-name="Standard"><text:s text:c="3"/>Sois sans crainte; l’art a le pouvoir d’adoucir tout sentiment de haine ou d’envie. Je te le redis, enfant</text:p>
      <text:p text:style-name="Standard"/>
      <text:p text:style-name="Standard">f</text:p>
      <text:p text:style-name="Standard">p+r, h <text:s text:c="10"/>a?</text:p>
      <text:p text:style-name="Standard"><text:s text:c="78"/>&gt;</text:p>
      <text:p text:style-name="Standard"><text:s text:c="16"/>PREMIÈRE PARTIE. <text:s text:c="16"/>161</text:p>
      <text:p text:style-name="Standard">aux vives aspirations, viens parmi nous; Eurydice te comptera au nombre de ses plus tendres amies. Instruite par elle à la pratique des arts, tu trouveras sous nos tentes de jeunes et fraîches amours qui, mieux qss Orphée, sauront satisfaire ton âme et combler tes désirs.</text:p>
      <text:p text:style-name="Standard"><text:s text:c="20"/>PHAETUSE, faisant effort pour se contenir.</text:p>
      <text:p text:style-name="Standard"><text:s text:c="2"/>Orphée, toi qui es beau comme le matin et dont la voix pénètre les entrailles, pourquoi mes yeux ont-ils rencontré les tiens? Oh 1 malheur sur toi qui veux séduire sans pouvoir assouvir les passions que tu sais exciter i Oh ! malheur ! car tu me laisses le cœur embrasé et tout à la fois plein de fureur. Malheur, te dis-je 1 sur toi et les tiens, car si je ne puis te servir à genoux, <text:soft-page-break/>je te tuerai..., toi et ton Eurydice !</text:p>
      <text:p text:style-name="Standard"><text:s text:c="33"/>ORPHÉE.</text:p>
      <text:p text:style-name="Standard"><text:s text:c="2"/>Reste un moment, jeune fille. Ma lyre a des sons nouveaux et merveilleux qui savent porter le calme clans l’âme irritée. Ecoute..</text:p>
      <text:p text:style-name="Standard"><text:s text:c="21"/>PHAETUSE, s’éloignant précipitamment.</text:p>
      <text:p text:style-name="Standard"><text:s text:c="2"/>Adieu! depuis longtemps déjà Cresphonte et les bacchantes mes sœurs m’attendent pour commencer leur orgie. ( Elle sort. )</text:p>
      <text:p text:style-name="Standard">*</text:p>
      <text:p text:style-name="Standard"><text:s text:c="20"/>ORPHÉE, puis ARISTÉE.</text:p>
      <text:p text:style-name="Standard"><text:s text:c="27"/>ORPHÉE, seul.</text:p>
      <text:p text:style-name="Standard"><text:s text:c="2"/>Attrait magique des arts, amour vrai de l'homme,</text:p>
      <text:p text:style-name="Standard">162</text:p>
      <text:p text:style-name="Standard"><text:s text:c="35"/>ORPHÉE.</text:p>
      <text:p text:style-name="Standard">éloquence sacrée du cœur, mélodies tombées de ma lyre, pour la première fois vous avez mal servi mes desseins. Que dis-je? pour la première fois ! mon apostolat de paix aura fait surgir autour de ma tète</text:p>
      <text:p text:style-name="Standard">des haines qui déjà ont enveloppé Eurydice.....Je</text:p>
      <text:p text:style-name="Standard"><text:s text:c="26"/>»</text:p>
      <text:p text:style-name="Standard">tremble maintenant de ne plus l’avoir à mes côtés... Courons l’avertir et la préserver, s’il se peut, des embûches que je pressens devoir la menacer... Mais, qui vient ainsi vers moi ?... ( Aristée paraît. )</text:p>
      <text:p text:style-name="Standard"><text:s text:c="30"/>ARISTÉE, a part.</text:p>
      <text:p text:style-name="Standard"><text:s text:c="2"/>Le voilà donc cet homme à qui il va me falloir disputer la possession de la Thrace et l’amour d’Eurydice. Je ne sais quelle émotion s’est emparée de moi à son aspect ! N’importe, abordons-le.</text:p>
      <text:p text:style-name="Standard"><text:s text:c="32"/>ORPHÉE.</text:p>
      <text:p text:style-name="Standard"><text:s text:c="2"/>Tu es sans doute Aristée, ou l’un de ses compagnons ?</text:p>
      <text:p text:style-name="Standard"><text:s text:c="32"/>ARISTÉE.</text:p>
      <text:p text:style-name="Standard"><text:s text:c="2"/>Tu parles à Aristée lui-même.</text:p>
      <text:p text:style-name="Standard"><text:s text:c="32"/>ORPHÉE.</text:p>
      <text:p text:style-name="Standard"><text:s text:c="2"/>Si tu viens à moi comme ami, Orphée, en te tendant la main, te donne son cœur sans réserve.</text:p>
      <text:p text:style-name="Standard"><text:s text:c="32"/>ARISTÉE.</text:p>
      <text:p text:style-name="Standard"><text:s text:c="2"/>Je ne suis et ne veux être que ton ennemi.</text:p>
      <text:p text:style-name="Standard"><text:s text:c="32"/>ORPHÉE.</text:p>
      <text:p text:style-name="Standard"><text:s text:c="2"/>Puisque tu viens comme ennemi, permets au moins que je tente de te réconcilier avec moi.</text:p>
      <text:p text:style-name="Standard"><text:s text:c="32"/>ARISTÉE.</text:p>
      <text:p text:style-name="Standard"><text:s text:c="2"/>lût par quels discours espères-tu détourner ma</text:p>
      <text:p text:style-name="Standard">163</text:p>
      <text:p text:style-name="Standard"><text:s text:c="53"/>PREMIÈRE PARTIE.</text:p>
      <text:p text:style-name="Standard"><text:s/>haine, quand Eurydice, la femme que j’avais choisie, a passé dans les bras?</text:p>
      <text:p text:style-name="Standard"><text:s text:c="33"/>ORPHÉE.</text:p>
      <text:p text:style-name="Standard"><text:s text:c="3"/>J’ai désiré, sans te connaître, l’amour d’Eurydice ; si j’y pouvais renoncer aujourd’hui, serait-il généreux de le faire et de lui refuser, à elle, le bonheur que sa vie me demande, puisque, seul, je puis le lui donner au gré des besoins de son cœur?</text:p>
      <text:p text:style-name="Standard"><text:s text:c="32"/>ARISTÉE.</text:p>
      <text:p text:style-name="Standard"><text:s text:c="3"/>Si Eurydice n’eût pas connu Orphée j’aurais pu satisfaire aussi ses désirs de bonheur. Mais qu’importe son bonheur même, quand l’amour et la jalousie brûlent mon sang, quand pour mon contentement j’ai faim et soif d’Eurydice?.. Oui, haine et vengeance sur toi jusqu’à ce que tu m’aies rendu Eurydice et l’empire de la Thrace !....</text:p>
      <text:p text:style-name="Standard"><text:s text:c="27"/>ORPfiÉE, avec douceur.</text:p>
      <text:p text:style-name="Standard"><text:s text:c="3"/>Aristée, je t’en conjure, entre nous plutôt amitié et concorde. Eurydice se chargera de t’amener une compagne digne de toi; et puisque tu rêves l’empire de la Thrace, abjure la <text:soft-page-break/>guerre et le sang, et ^viens au milieu de nous : Orphée te promet d’user toute son éloquence auprès du peuple pour te faire décerner le rang suprême.</text:p>
      <text:p text:style-name="Standard"><text:s text:c="32"/>ARISTÉE.</text:p>
      <text:p text:style-name="Standard"><text:s text:c="3"/>Quoi! tu codsentirais à me céder la domination que tu exerces sur les habitants de ces forêts ?</text:p>
      <text:p text:style-name="Standard"><text:s text:c="32"/>ORPHÉE.</text:p>
      <text:p text:style-name="Standard"><text:s text:c="3"/>Je te chérirai et t’obéirai, moi-même, comme à mon père.</text:p>
      <text:p text:style-name="Standard">i 6 i <text:s text:c="16"/>ORPHÉE.</text:p>
      <text:p text:style-name="Standard"><text:s text:c="33"/>ARISTÉE.</text:p>
      <text:p text:style-name="Standard"><text:s text:c="3"/>Non, non ! je n’irai pas avec toi vivre dans l'indolence et la paix au milieu des Thraces éclairés et instruits de tes leçons ; car, même au premier rang, je serais encore le second par l'estime et la considération. Non, non, te dis-je, je ne puis être quelque chose qu’aprèsla destruction et l'anéantissement de ta secte !</text:p>
      <text:p text:style-name="Standard"><text:s text:c="34"/>ORPHÉE.</text:p>
      <text:p text:style-name="Standard"><text:s text:c="3"/>Aristée, le sort des hommes et des enfants des</text:p>
      <text:p text:style-name="Standard">hommes dans les âges éloignés est peut-être dans tes</text:p>
      <text:p text:style-name="Standard">mains. Renonce à fomenter la guerre et le meurtre</text:p>
      <text:p text:style-name="Standard"><text:s text:c="38"/>*</text:p>
      <text:p text:style-name="Standard">au début des sociétés qui naissent, et les générations vivront peut-être dans la paix du bonheur. Le sang que tu vas verser coulera à travers les siècles comme un fleuve qui ira grossissant toujours. Oh! aie pitié des immenses douleurs dont tu pourrais étouffer le germe 1 Qu’une seule larme mouille tes yeux, et</text:p>
      <text:p text:style-name="Standard">l’humanité est rachetée !...</text:p>
      <text:p text:style-name="Standard"><text:s text:c="3"/>(Aristée se tait. Moment de silence.)</text:p>
      <text:p text:style-name="Standard"><text:s text:c="3"/>Dis, que te faut-il encore pour te convaincre?..... Ton orgueil serait-il blessé de voir Orphée à côté de toi? Je m'exilerai, si tu l’exiges, sur quelque plage déserte. (Nouveau silence,) Tu te tais ! Eh bien ! que je</text:p>
      <text:p text:style-name="Standard">sois la victime expiatoire des misères futures.......</text:p>
      <text:p text:style-name="Standard">prends ma vie; mais aie pitié! aie pitié!.....</text:p>
      <text:p text:style-name="Standard"><text:s text:c="29"/>ARISTÉE, brièvement.</text:p>
      <text:p text:style-name="Standard"><text:s text:c="3"/>Je te l’ai dit, Aristée ne peut être rien en ce monde qu’après l’anéantissement de tous ces pacifiques sé-</text:p>
      <text:p text:style-name="Standard"><text:s text:c="40"/>i</text:p>
      <text:p text:style-name="Standard">ducteurs qui se nomment tes disciples. C’est irrévocablement entre nous guerre et mort......</text:p>
      <text:p text:style-name="Standard"><text:s text:c="43"/>*</text:p>
      <text:p text:style-name="Standard">1</text:p>
      <text:p text:style-name="Standard">a</text:p>
      <text:p text:style-name="Standard">&lt;•*</text:p>
      <text:p text:style-name="Standard"><text:s text:c="12"/>' PREMIÈRE PARTIE. <text:s text:c="18"/>m</text:p>
      <text:p text:style-name="Standard"><text:s text:c="33"/>ORPHÉE.</text:p>
      <text:p text:style-name="Standard"><text:s text:c="3"/>Orphée et ses amis repoussent la douleur et le sang. Quand tu viendras pour nous combattre, tu nous trouveras groupés au bord du fleuve, occupés à unir les accords de nos lyres, nos voix attendries et nos âmes frémissantes dans un dernier concert; et si tu n’es pas un tigre, tu pleureras de repentir et du regret de ta haine injuste.</text:p>
      <text:p text:style-name="Standard"><text:s text:c="22"/>ARISTÉE, recalant interdit et inquiet.</text:p>
      <text:p text:style-name="Standard"><text:s text:c="3"/>Oh ! je connais la puissance de ta voix et de ta lyre. Aussi ne crois pas triompher d'Aristée par tes enchantements habituels. Va! mes oreilles sauront fuir ton langage séducteur et ta musique pernicieuse. (S'éloignant instinctivement d'Orphée.) Je brave ton art et toi-même; je ferai en sorte que tu ne me rencontres qu'au moment où mon arme pourra t’atteindre, et avant que tes mains aient pu toucher ces cordes ( montrant la lyre ) présent de l'enfer.</text:p>
      <text:p text:style-name="Standard"><text:s text:c="23"/>ORPHÉE, le voyant s’éloigner delai.</text:p>
      <text:p text:style-name="Standard"><text:s text:c="3"/>Malheur ! malheur ! il sera le fléau du monde : il se défie de Parti (Ilsort.)</text:p>
      <text:p text:style-name="Standard"><text:soft-page-break/><text:s text:c="32"/>SCÈNE XII.</text:p>
      <text:p text:style-name="Standard"><text:s text:c="33"/>ARISTÉE.</text:p>
      <text:p text:style-name="Standard"><text:s text:c="3"/>Que viens-je d'apercevoir ? Eurydice se dirigeant de ce côté ! Oh! pourquoi n’ai-je pas mes gardes ou</text:p>
      <text:p text:style-name="Standard"><text:s/>mes soldats pour me saisir d’elle ?.Mais que vois-</text:p>
      <text:p text:style-name="Standard"><text:s/>je ? Une main amie a prévenu mes désirs ; les issues</text:p>
      <text:p text:style-name="Standard"/>
      <text:p text:style-name="Standard">î</text:p>
      <text:p text:style-name="Standard"><text:s text:c="17"/>J66 <text:s text:c="17"/>ORPHÉE.</text:p>
      <text:p text:style-name="Standard"><text:s text:c="17"/>sont gardées par Cresphonte et sa troupe. Enfin, cette fois, elle ne saurait m’échapper.</text:p>
      <text:p text:style-name="Standard"><text:s text:c="34"/>SCÈNE XIII.</text:p>
      <text:p text:style-name="Standard"><text:s text:c="30"/>ARISTÉE, EURYDICE.</text:p>
      <text:p text:style-name="Standard"><text:s text:c="29"/>EURYDICE, arrivant tremblante.</text:p>
      <text:p text:style-name="Standard">i <text:s text:c="17"/>Ciel! ce n’est pas Orphée!....Et ces hommes si-</text:p>
      <text:p text:style-name="Standard"><text:s text:c="17"/>nistres que je viens d’éviter? Ah! Phaëtuse la bacchante m’a trompée en me conduisant ici. Que vois-je?</text:p>
      <text:p text:style-name="Standard"><text:s text:c="17"/>Aristée! C'était une trahison!..Par où fuir? (Bile</text:p>
      <text:p text:style-name="Standard"><text:s text:c="17"/>veut retourner sur ses pas, puis elle regarde autour d’elle avec effroi.) Ah ! qui viendra à mon secours !</text:p>
      <text:p text:style-name="Standard"><text:s text:c="38"/>ARISTÉE.</text:p>
      <text:p text:style-name="Standard"><text:s text:c="19"/>Il est inutile de songer à la fuite ; les passages sont gardés par mes soldats, et tu vas être contrainte de</text:p>
      <text:p text:style-name="Standard"><text:s text:c="17"/>m’entendre.... Ingrate!.... Tu as fait naître dans</text:p>
      <text:p text:style-name="Standard"><text:s text:c="17"/>mon sein une passion brutale, et sans souci des tourments que tu me réservais, tu es allée porter tes embrassements au détestable Orphée.</text:p>
      <text:p text:style-name="Standard">! <text:s text:c="36"/>EURYDICE.</text:p>
      <text:p text:style-name="Standard">I V</text:p>
      <text:p text:style-name="Standard"><text:s text:c="19"/>Seigneur, laissez-moi quitter ces lieux. Je suis l’épouse d’Orphée : je ne puis aimer et servir que lui.</text:p>
      <text:p text:style-name="Standard"><text:s text:c="38"/>ARISTÉE.</text:p>
      <text:p text:style-name="Standard"><text:s text:c="19"/>Que parles-tu d’Orphée, quand tu es en mon pouvoir, et que je prétends t’emmener malgré toi !</text:p>
      <text:p text:style-name="Standard"><text:s text:c="38"/>EURYDICE.</text:p>
      <text:p text:style-name="Standard"><text:s text:c="19"/>Oh ! non, non : toi qui es si brave et si puissant,</text:p>
      <text:p text:style-name="Standard">j, <text:s text:c="14"/>tu feras grâce à une faible femme.</text:p>
      <text:p text:style-name="Standard">!'</text:p>
      <text:p text:style-name="Standard">t</text:p>
      <text:p text:style-name="Standard">t&gt;</text:p>
      <text:p text:style-name="Standard">fl</text:p>
      <text:p text:style-name="Standard"><text:s text:c="3"/>i</text:p>
      <text:p text:style-name="Standard"><text:s text:c="21"/>PREMIÈRE PARTIE. <text:s text:c="16"/>467</text:p>
      <text:p text:style-name="Standard"><text:s text:c="27"/>ARISTÉE.</text:p>
      <text:p text:style-name="Standard"><text:s text:c="7"/>C’est parce que tu es faible que tu m’appartiendras. (Il la saisit.) Je suis le maître de ta personne : obéis et suis-moi.</text:p>
      <text:p text:style-name="Standard"><text:s text:c="22"/>EURYDICE, effrayée.</text:p>
      <text:p text:style-name="Standard"><text:s text:c="7"/>Orphée ! Orphée ! viens me secourir....</text:p>
      <text:p text:style-name="Standard"><text:s text:c="21"/>ARISTEE, la relâchant.</text:p>
      <text:p text:style-name="Standard"><text:s text:c="7"/>Orphée? Et qui est-il, pour que tu le préfères au</text:p>
      <text:p text:style-name="Standard"><text:s text:c="5"/>terrible Aristée?... Pourrait-il seulement soulever</text:p>
      <text:p text:style-name="Standard"><text:s text:c="5"/>cette massue?.. Va ! il ne saurait pas même te délivrer en combattant contre moi. Et si tu n’attends de secours que d’Orphée, sache que pas un mortel n’oserait ici me disputer la <text:soft-page-break/>femme que j’ai choisie ou désirée.</text:p>
      <text:p text:style-name="Standard"><text:s text:c="26"/>EURYDICE.</text:p>
      <text:p text:style-name="Standard"><text:s text:c="7"/>Sauvage ! je saurai t’échapper.</text:p>
      <text:p text:style-name="Standard"><text:s text:c="27"/>ARISTÉE.</text:p>
      <text:p text:style-name="Standard"><text:s text:c="7"/>Je n’ignore pas qu’aussi légère à la course qu’une biche effrayée, pas un homme ne te devancerait. Mais tu as bien vu... les issues sont fermées.</text:p>
      <text:p text:style-name="Standard"><text:s text:c="26"/>EURYDICE.</text:p>
      <text:p text:style-name="Standard"><text:s text:c="7"/>Tigre farouche! ce serait trop de honte pour la femme qu’Orphée a illuminée de son amour d’être exposée à ta féroce passion. Si je ne puis me réfugier dans ses bras, je puis au moins mourir !... Orphée ! mon âme te dit un suprême adieu !... Tu seras veuf, mais non déshonoré, ( En disant ces mots elle prend sa course du côté de VEbre, seul passage qui soit resté libre; et, avant qu'Aristée ait pu l'atteindre, elle se précipite dans le fleuve, )</text:p>
      <text:p text:style-name="Standard"><text:s text:c="16"/>168 <text:s text:c="15"/>ORPHÉE.</text:p>
      <text:p text:style-name="Standard"><text:s text:c="35"/>ARISTÉE.</text:p>
      <text:p text:style-name="Standard"><text:s text:c="18"/>Elle est perdue pour moi ! Mais puisse cette mort qui me venge être douloureuse à Orphée 1</text:p>
      <text:p text:style-name="Standard"><text:s text:c="25"/>PHAËTUSE, surgissant derrière Aristee.</text:p>
      <text:p text:style-name="Standard"><text:s text:c="18"/>Tu l’as dit, puisse cette mort qui nous venge être douloureuse à Orphée l</text:p>
      <text:p text:style-name="Standard"><text:s text:c="32"/>SCÈNE XIV-</text:p>
      <text:p text:style-name="Standard"><text:s text:c="16"/>ORPHÉE, THAMYRIS, THERSANDRE, compagnons</text:p>
      <text:p text:style-name="Standard"><text:s text:c="18"/>d’orphée, ARISTÉE, CRESPHONTE, soldats d’a-</text:p>
      <text:p text:style-name="Standard"><text:s text:c="18"/>RISTÉE, PHAETUSE, BACCHANTES, PEUPLEDE THRACE.</text:p>
      <text:p text:style-name="Standard"><text:s text:c="19"/>THAMYRIS, déposant au pied d’un arbre le corps inanimé</text:p>
      <text:p text:style-name="Standard"><text:s text:c="35"/>d’Eurydice.</text:p>
      <text:p text:style-name="Standard"><text:s text:c="18"/>Compagnons, Eurydice est morte;et... [montrant Aristée et sa troupe ) voici ses assassins !</text:p>
      <text:p text:style-name="Standard"><text:s text:c="33"/>THERSANDRE.</text:p>
      <text:p text:style-name="Standard"><text:s text:c="18"/>Amis l est-ce assez de mansuétude et de modération ? Ah ! que ce crime odieux soit puni sur l’heure, si nous, compagnons d’Orphée, nous ne voulons point que toute la Thrace nous accuse de lâcheté.</text:p>
      <text:p text:style-name="Standard"><text:s text:c="30"/>THAMYRIS, à Phaëtuse.</text:p>
      <text:p text:style-name="Standard"><text:s text:c="18"/>A toi, femme de l’enfer, qui as préparé ce crime, je ne puis désormais vouer que mon exécration ! [A Aristée.) Quant à toi, Aristée, infâme meurtrier ! je te défie ; déf ends-toi !....</text:p>
      <text:p text:style-name="Standard"><text:s text:c="33"/>THERSANDRE.</text:p>
      <text:p text:style-name="Standard"><text:s text:c="18"/>Vengeance donc ! vengeance !</text:p>
      <text:p text:style-name="Standard"><text:s text:c="18"/>( Les deux troupes sont prêtes à en venir aux mains. En cet instant Orphée paraît. )</text:p>
      <text:p text:style-name="Standard"/>
      <text:p text:style-name="Standard">H</text:p>
      <text:p text:style-name="Standard"><text:s text:c="21"/>PREMIÈRE PARTIE. <text:s text:c="16"/>169</text:p>
      <text:p text:style-name="Standard"><text:s text:c="20"/>ORPHÉE, étendant la main.</text:p>
      <text:p text:style-name="Standard"><text:s text:c="8"/>De la vengeance sur la dépouille d’Eurydice ! Mais ne voyez-vous pas tressaillir son ombre effrayée? et ne savez-vous pas qu’Orphée n’accepte que celle qui provoque le repentir et adoucit la cruauté. (aivec douceur.) Du sang sur la tombe d’Eurydice? ah ! il y brûlerait ses fleurs aimées, que mes larmes seules doivent y faire croître et y arroser doucement. Ah 1 en~ tendez-moi : lâche seul est celui qui ne sait trouver en son âme ni la patience, ni l'effort du pardon. Aussi, vous, les auteurs de la mort de cette enfant, soyez en son nom absous et pardonnés, de peur que vous ne soyez malheureux, de peur que le souvenir de votre action ne vienne quelquefois troubler en vos cœurs les élans de la joie et du plaisir..</text:p>
      <text:p text:style-name="Standard"><text:s text:c="25"/>ARISTÉE, a part.</text:p>
      <text:p text:style-name="Standard"><text:s text:c="8"/>Sortons, car la parole de cet homme éveille en moi les regrets et la honte.</text:p>
      <text:p text:style-name="Standard"><text:s text:c="8"/>(Aristce se met en devoir de se retirer, et3 d’un signe, il entraîne à sa suite les <text:soft-page-break/>Bacchantes, Cresphonte et sa troupe. )</text:p>
      <text:p text:style-name="Standard"><text:s text:c="18"/>ORPHÉE, laissant éclater sa douleur.</text:p>
      <text:p text:style-name="Standard"><text:s text:c="8"/>Et maintenant, amis et frères, faites pour ces lieux silence et solitude ; laissez Orphée pleurer longtemps sur ces mânes chéries, car la moitié de ma vie est morte avec Eurydice ! (Les Orphéens se retirent respectueusement. La toile tombe. )</text:p>
      <text:p text:style-name="Standard"><text:s text:c="18"/>FIN DE LA PREMIÈRE PARTIE.</text:p>
      <text:p text:style-name="Standard"><text:s text:c="219"/>i</text:p>
      <text:p text:style-name="Standard"><text:s text:c="11"/>ORPHÉE.</text:p>
      <text:p text:style-name="Standard"><text:s text:c="15"/>DEUXIÈME PARTIE.—PHAËTUSE.</text:p>
      <text:p text:style-name="Standard"><text:s text:c="26"/>SCÈNE PREMIÈRE.</text:p>
      <text:p text:style-name="Standard"><text:s text:c="16"/>ORPHÉE, THAMYRIS, MUSÉE, EUMOLPE,</text:p>
      <text:p text:style-name="Standard"><text:s text:c="23"/>VIEILLARDS, DISCIPLES D’ORPHÉE.</text:p>
      <text:p text:style-name="Standard"><text:s text:c="29"/>THAMYRIS, à Orphée.</text:p>
      <text:p text:style-name="Standard"><text:s text:c="16"/>Le nombre de jours et de nuits pendant lesquels tu as laissé couler tes pleurs au souvenir d’Eurydice est déjà trop grand pour tes amis désespérés et pour toi que la douleur mène au tombeau.</text:p>
      <text:p text:style-name="Standard"><text:s text:c="33"/>ORPHÉE.</text:p>
      <text:p text:style-name="Standard"><text:s text:c="16"/>Non, non, Thamyris, la vie ne saurait m’abandonner encore, car un dernier amour palpite en mon sein : l’amour de vous tous et de la famille humaine, sauvage et souffrante.</text:p>
      <text:p text:style-name="Standard"><text:s text:c="33"/>THAMYRIS.</text:p>
      <text:p text:style-name="Standard"><text:s text:c="16"/>Oh! bonheur ! tu vivras certainement, puisque tu aimes. Oh ! aime toujours, car l’amour seul est capable de faire vivre Orphée.,..</text:p>
      <text:p text:style-name="Standard">171</text:p>
      <text:p text:style-name="Standard"><text:s text:c="52"/>DEUXIÈME PARTIE.</text:p>
      <text:p text:style-name="Standard"><text:s text:c="26"/>ORPHÉE*</text:p>
      <text:p text:style-name="Standard"><text:s text:c="7"/>Merci, toutefois, ô mon cher Thamyris; tu viens de rappeler mon âme endolorie à 'ses devoirs, à ses affections. J’avais oublié, dans mon accablement, que ma tristesse enveloppait jusqu’à la famille aimée de mes amis et de mes disciples. Hélas î au lieu de la gaieté et du bonheur qu’ils devaient attendre de moi, ma faiblesse les a laissés sombres et affligés.</text:p>
      <text:p text:style-name="Standard"><text:s text:c="26"/>MUSÉE.</text:p>
      <text:p text:style-name="Standard"><text:s text:c="7"/>Cours donc les rassurer et calmer cette tristesse en leur montrant la tienne apaisée. Mais avant que tu ne retournes auprès d’eux leur rendre l’ami qui doit les consoler, souffre que ma voix t’instruise de leur angoisse et de leurs craintes. Le temps que tu as passé à pleurer Eurydice a été avidement employé par Aris-tée à étendre sa domination et à nous préparer des fers. Tendre et sublime artiste 1 que ta grande âme surmonte enfin sa douleur, car si tu ne veux plus chanter et séduire, le triomphe des barbares est assuré.</text:p>
      <text:p text:style-name="Standard"><text:s text:c="26"/>ORPHÉE.</text:p>
      <text:p text:style-name="Standard"><text:s text:c="7"/>Oui, Musée, j’irai bientôt, comme par le passé, organiser le plaisir et continuer l’œuvre de la fondation d’une société attrayante et pacifique. L’amour humain et la pitié sauront encore échauffer mes accents. Mais déjà, tu l’as dit, nous avons trop attendu ; c’est pourquoi je veux qu’un acte suprême de rénovation , une auguste cérémonie, destinée à fixer les Thraces sous les lois de notre civilisation par les arts</text:p>
      <text:p text:style-name="Standard">172</text:p>
      <text:p text:style-name="Standard"><text:s text:c="18"/>ORPHÉE.</text:p>
      <text:p text:style-name="Standard"><text:s text:c="15"/>et la paix, signale aujourd’hui le retour d’Orphée parmi ses frères. A vous donc sage conseil que je me suis choisi, à vous mes vrais disciples et les dépositaires de la doctrine éternellement vraie, cherchée pendant mes longs voyages au fond des plus antiques sanctuaires, et révélée à mon pur enthousiasme et à mon amour profond des hommes : à vous, dis-je, j dois la pensée de cette œuvre que je prépare. Lorsque dans les sombres cavernes du mont Rhodope, je vms conduisais pour fonder avec votre aide ce culte mv,ic rieux qui est tout art et plaisir intellectuel, je vou* ai rendu et Iransmis la révélation du vrai Dieu, du O des <text:soft-page-break/>intelligents, du Dieu de l’avenir, du Dieu des civilisés des temps futurs, avec mission de répandre et de perpétuer par initiation la loi et le nom de ce Dieu aux générations qui suivront. Mais si vous, âmes sages et fortes, avez pu recevoir et garder la connaissance de cet esprit activement bienfaisant et de sa loi de progrès et de bonheur, le bonheur même de la masse de nos frères moins instruits exige que la vérité reste voilée sous un symbole où ils puissent reposer sans effort</text:p>
      <text:p text:style-name="Standard"><text:s text:c="15"/>leur raison d’enfant..: raison que le temps grandira</text:p>
      <text:p text:style-name="Standard"><text:s text:c="15"/>pour la conduire aux sources du vrai. Au peuple donc, aujourd'hui et quelque temps encore, il faut le symbole et l’adoration. Eh bien, c’est sous la bannière d’Apollon, la lumière et l’art, qu’il va nous falloir relier ces croyances éparses et grossières ; et je prétends aujourd’hui lui ériger en ces lieux ses premiers autels...</text:p>
      <text:p text:style-name="Standard"><text:s text:c="21"/>DEUXIEME PARTIE. <text:s text:c="15"/>173</text:p>
      <text:p text:style-name="Standard"><text:s text:c="38"/>MUSÉE.</text:p>
      <text:p text:style-name="Standard"><text:s text:c="8"/>Oh ! achève, achève vite ce grand dessein qui doit ranger toute la Thrace sous nos pacifiques institutions. Parais, grand-prêtre d’Apollon, et le pouvoir brutal et sanguinaire d’Àrisléc va s’évanouir devant le laurier de Phœbus !</text:p>
      <text:p text:style-name="Standard"><text:s text:c="36"/>THAMYRIS.</text:p>
      <text:p text:style-name="Standard"><text:s text:c="8"/>Allégresse et bonheur! tous, nous attendions ce retour, ce réveil de notre ami. Oui, parais et chante, et la Grèce entraînée vers nous va venir te demander des lois et le bonheur de s’enivrer de tes accords ; mais chante surtout, pour que tes disciples ravis puissent encore suspendre leur âme aux cordes de ta lyre....</text:p>
      <text:p text:style-name="Standard"><text:s text:c="37"/>ORPHÉE.</text:p>
      <text:p text:style-name="Standard"><text:s text:c="8"/>Que l’auguste cérémonie se prépare ! Je cours saluer et embrasser mes frères comme autrefois.</text:p>
      <text:p text:style-name="Standard"><text:s text:c="18"/>{Orphée sort avec Eumolpe, Musée et Thamyris.)</text:p>
      <text:p text:style-name="Standard"><text:s text:c="15"/>VIEILLARDS, DISGIPLES D'ORPHÉE, ÉGLÉ, JEUNES FILLES, puis PHAETUSE, troupe de bacchantes.</text:p>
      <text:p text:style-name="Standard"><text:s text:c="8"/>(Les Orphéens dressent au fond de la scène, avec des branchages et du gazon, un autel gu*Eglé et les jeunes filles viennent parer de fleurs.)</text:p>
      <text:p text:style-name="Standard"><text:s text:c="34"/>PHAETUSE, à part.</text:p>
      <text:p text:style-name="Standard"><text:s text:c="8"/>Que signifient ces étranges préparatifs? (à Églé.) Epouse du fier Thersandre, apprends-moi le motif de</text:p>
      <text:p text:style-name="Standard"><text:s text:c="46"/>10.</text:p>
      <text:p text:style-name="Standard">. ^ 1 J' *- ■</text:p>
      <text:p text:style-name="Standard"><text:s text:c="131"/>i- -■ t-r1</text:p>
      <text:p text:style-name="Standard"><text:s text:c="13"/>Ht <text:s text:c="19"/>ORPHÉE.</text:p>
      <text:p text:style-name="Standard"><text:s text:c="13"/>ces apprêts inusités, dont ces bois mêmes paraissent s’étonner ?</text:p>
      <text:p text:style-name="Standard"><text:s text:c="36"/>ÉGLÉ.</text:p>
      <text:p text:style-name="Standard"><text:s text:c="15"/>Femme consacrée au culte deBacchus, réjouis-toi ! Ce que tu vois est un autel qui s’élève par les ordres d’Orphée; c’est de cette estrade,bientôt consacrée, que notre aimable maître va enseigner aux habitants des rives de l’Èbre à rendre hommage aux dieux du ciel et à honorer particulièrement Apollon, le dieu de la lumière et des arts.</text:p>
      <text:p text:style-name="Standard"><text:s text:c="34"/>PHAETUSE.</text:p>
      <text:p text:style-name="Standard"><text:s text:c="15"/>Orphée, dis-tu, s’apprête à instituer ici un culte à Apollon?</text:p>
      <text:p text:style-name="Standard"><text:s text:c="36"/>ÉGLÉ.</text:p>
      <text:p text:style-name="Standard"><text:s text:c="15"/>Dans peu d’instants, prêtresse, Orphée doit venir, entouré de sa tribu, chanter des prières et des hymnes autour de cet autel où doit s’offrir le sacrifice.</text:p>
      <text:p text:style-name="Standard"><text:s text:c="28"/>PHAETUSE, aux Bacchantes.</text:p>
      <text:p text:style-name="Standard"><text:s text:c="15"/>Vous l’avez entendu, un culte rival va se fonder ici, et Bacchus n’aura plus les hommages exclusifs</text:p>
      <text:p text:style-name="Standard"><text:s text:c="43"/>r</text:p>
      <text:p text:style-name="Standard"><text:s text:c="13"/>des habitants de ces forêts. (A Eglé/dédaigneusement.) Des chants, des prières, des <text:soft-page-break/>sacrifices? Et Orphée pense ainsi être agréable à son Dieu ?</text:p>
      <text:p text:style-name="Standard"><text:s text:c="36"/>ÉGLÉ.</text:p>
      <text:p text:style-name="Standard"><text:s text:c="15"/>Tu ne crois donc pas qu’Apollon veuille compatir à nos misères, quand, du haut du char du soleil, il verra un peuple rassemblé qui tout d’une voix le loue et le prie ?</text:p>
      <text:p text:style-name="Standard">r</text:p>
      <text:p text:style-name="Standard"><text:s text:c="113"/>s</text:p>
      <text:p text:style-name="Standard"/>
      <text:p text:style-name="Standard"><text:s text:c="98"/>v</text:p>
      <text:p text:style-name="Standard">'■H. ni</text:p>
      <text:p text:style-name="Standard"/>
      <text:p text:style-name="Standard"/>
      <text:p text:style-name="Standard"/>
      <text:p text:style-name="Standard"/>
      <text:p text:style-name="Standard"><text:s text:c="20"/>DEUXIÈME PARTIE. <text:s text:c="14"/>475</text:p>
      <text:p text:style-name="Standard"><text:s text:c="25"/>PHAETUSE.</text:p>
      <text:p text:style-name="Standard"><text:s text:c="7"/>Bacchus, le plus ancien des Dieux de la Grèce, ne vous a demandé jusqu'alors que des fêtes et des festins, où le vin et la débauche engendrent une furieuse ivresse. Va! le plaisir que prend Shomme en l’honneur des Dieux est le seul sacrifice qui leur soit agréable.</text:p>
      <text:p text:style-name="Standard"><text:s text:c="27"/>ÉGLÉ.</text:p>
      <text:p text:style-name="Standard"><text:s text:c="7"/>Ah! laisse-moi plutôt avoir foi dans les doctrines douces et consolantes d'Orphée. Ma faiblesse a tant besoin de s’abriter sous l’influence d’un dieu bienfaisant ! Laisse-moi croire que les êtres souffrants de ce monde peuvent trouver des protecteurs et avoir une espérance dans les cieux. (Elle continue de parer V autel,)</text:p>
      <text:p text:style-name="Standard"><text:s text:c="19"/>PnAETU5E, aux Bacchantfs. <text:s text:c="9"/>’</text:p>
      <text:p text:style-name="Standard"><text:s text:c="7"/>C’en est fait du culte de Bacchus chez les Thraces, si Orphée parvient à instituer sa religion rivale. Nous verrons bientôt les Bacchantes méprisées du peuple, et nos orgies abandonnées pour ses fêtes décorées de la pompe des arts.</text:p>
      <text:p text:style-name="Standard"><text:s text:c="19"/>PREMIÈRE BACCHANTE.</text:p>
      <text:p text:style-name="Standard"><text:s text:c="7"/>Et qui nous empêche de fouler ces fleurs aux pieds, de renverser cet autel, et d’en disperser les débris ? Phaëtuse, ne sommes-nous donc plus les Ménades au mâle courage ?</text:p>
      <text:p text:style-name="Standard"><text:s text:c="25"/>PHAETUSE.</text:p>
      <text:p text:style-name="Standard"><text:s text:c="7"/>Thalaé, si la violence devait nous servir aujourd’hui, sois sûre que j’en aurais déjà donné l’exemple. Oh! je vous en prie plutôt, si votre sœur vous</text:p>
      <text:p text:style-name="Standard"/>
      <text:p text:style-name="Standard"><text:s text:c="30"/>' H*1’</text:p>
      <text:p text:style-name="Standard"/>
      <text:p text:style-name="Standard"><text:s text:c="14"/>176 <text:s text:c="16"/>OUPIIËE.</text:p>
      <text:p text:style-name="Standard"><text:s text:c="14"/>est chère, laissez-vous guider par mes conseils. Aidez-moi; mais abandonnez-moi la ruine de cet homme qui outrage à la fois mon orgueil, mon amour et mon culte.</text:p>
      <text:p text:style-name="Standard"><text:s text:c="34"/>THALÀÉ.</text:p>
      <text:p text:style-name="Standard"><text:s text:c="16"/>O toi, si chère à toutes nos compagnes, ordonne, et nous servirons tes desseins; dusses-tu nous conduire porter le carnage et l’incendie au camp des Orphéens.</text:p>
      <text:p text:style-name="Standard"><text:s text:c="34"/>PHAETUSE.</text:p>
      <text:p text:style-name="Standard"><text:s text:c="16"/>Oh ! je susciterai à Orphée un ennemi plus puissant qui nous épargnera ce soin. Je veux seulement que nos embûches harcèlent et enlacent cet homme de toutes parts, jusqu’au moment où il tombera désarmé sous nos coups.</text:p>
      <text:p text:style-name="Standard"><text:s text:c="34"/>THALAÉ.</text:p>
      <text:p text:style-name="Standard"><text:s text:c="16"/>Puisque ta haine a juré la mort d’Orphée, nous le haïrons et le poursuivrons jusqu'à la mort.</text:p>
      <text:p text:style-name="Standard"><text:s text:c="34"/>PHAETUSE.</text:p>
      <text:p text:style-name="Standard"><text:s text:c="16"/>Va ! Tlialaé, tu ne sais pas encore combien je suis altérée de son sang 1 Hier, en passant près du tombeau d’Eurydice, j’aperçus Orphée en pleurs. Je ne pus résister au désir de <text:soft-page-break/>regarder encore une fois, à la dérobée, cet homme qui a su remuer mon âme si profondément. Or, au moment où mes yeux rencontrèrent les siens, son regard se fixa sur moi plein de douleur et de regrets, mais sans nulle expression de</text:p>
      <text:p text:style-name="Standard"><text:s text:c="14"/>haine!...Orage! j’ai tué l’objet de l’affection de</text:p>
      <text:p text:style-name="Standard"><text:s text:c="14"/>cet homme, et cet homme ne me hait pas!.........</text:p>
      <text:p text:style-name="Standard"><text:s text:c="16"/>Je me sauvai en courant, la colère et la honte dans</text:p>
      <text:p text:style-name="Standard"><text:s text:c="41"/>DEUXIÈME PARTIE.</text:p>
      <text:p text:style-name="Standard">177</text:p>
      <text:p text:style-name="Standard"><text:s text:c="5"/>ma poitrine. (4 Thalaé: ) Juge si je me vengerai délicieusement de cet Orphée, que je n'ai pu même forcer à me haïr !..</text:p>
      <text:p text:style-name="Standard"><text:s text:c="26"/>THALAÉ.</text:p>
      <text:p text:style-name="Standard"><text:s text:c="7"/>Phaëtuse, calme-toi; nous nous dévouons toutes à ta vengeance, et nous serons prêtes à te seconder quand tu nous l’ordonneras.</text:p>
      <text:p text:style-name="Standard"><text:s text:c="4"/>ARISTÉE, CRESPHONTE, SOLDATS D1 ARISTÉE,</text:p>
      <text:p text:style-name="Standard"><text:s text:c="14"/>PHAETUSE, BACCHANTES.</text:p>
      <text:p text:style-name="Standard"><text:s text:c="19"/>PHAETUSE, à Aristée.</text:p>
      <text:p text:style-name="Standard"><text:s text:c="6"/>Futur conquérant de la Thrace, vois-tu cet autel ? c’est le trône où Orphée va tout à l’heure asseoir et sanctifier sa pacifique et astucieuse domination. C’est au nom d’Apollon, qu’il va convier les Thraces réunis à accepter ses lois et son autorité.</text:p>
      <text:p text:style-name="Standard"><text:s text:c="23"/>ARISTÉE.</text:p>
      <text:p text:style-name="Standard"><text:s text:c="6"/>Je le savais, et c’est pourquoi je suis venu. O Orphée 1 la science est à toi, peut-être, mais le courage sera pour nous. Le culte d’Apollon ? c’est la lumière faite, c’est la paix, c’est l’indépendance de tous. Non! non ! la moitié des plus farouches, des plus forts, est déjà aux ordres d’Aristée, et je saurai terrasser cet homme, qui n’est invincible que parce qu’il ne se défend pas.</text:p>
      <text:p text:style-name="Standard"><text:s text:c="21"/>CRESPHONTE.</text:p>
      <text:p text:style-name="Standard"><text:s text:c="6"/>Ici les Orphéens vont se réunir tout à l’heure. L’oc-</text:p>
      <text:p text:style-name="Standard">17S</text:p>
      <text:p text:style-name="Standard"><text:s text:c="17"/>ORPHÉE.</text:p>
      <text:p text:style-name="Standard"><text:s text:c="14"/>casion est favorable pour en finir d’un seul coup. Cachons-nous derrière ces buissons ; et, au milieu de leur sacrifice, que nos massues aient enfin la sastis-faction de broyer ces têtes qui veulent dépasser les nôtres....</text:p>
      <text:p text:style-name="Standard"><text:s text:c="34"/>PHAETUSE.</text:p>
      <text:p text:style-name="Standard"><text:s text:c="16"/>Ah ! Cresphonte, j’ai manqué te devenir infidèle ; mais décidément la trempe de ton âme va mieux à la mienne : je t’aime, entends-tu, pour ta valeur, que dis-je, pour ta férocité !</text:p>
      <text:p text:style-name="Standard"><text:s text:c="35"/>ARISTÉE.</text:p>
      <text:p text:style-name="Standard"><text:s text:c="16"/>On vient ; dérobons un moment notre présence, et soyons fermes à agir.</text:p>
      <text:p text:style-name="Standard"><text:s text:c="34"/>PHAETUSE.</text:p>
      <text:p text:style-name="Standard"><text:s text:c="16"/>Orphée va venir. Àhî je ne saurais, même dans Sombre, soutenir sa présence! sortons...</text:p>
      <text:p text:style-name="Standard"><text:s text:c="14"/>* <text:s text:c="2"/>(Phaëtuse sort avec les Bacchantes. )</text:p>
      <text:p text:style-name="Standard"><text:s text:c="13"/>ARISTÉE, CRESPHONTE, gardes, ORPHÉE, THAMYRIS, MUSÉE, THERSANDRE, ÉGLÉ ; disciples d’orphée, peuple de thrace. <text:s text:c="14"/>.</text:p>
      <text:p text:style-name="Standard"><text:s text:c="13"/>( Orphée arrive suivi de ses disciples et du peuple. Il monte à l'autel et chante en s’accompagnant sur la lyre. )</text:p>
      <text:p text:style-name="Standard"><text:s text:c="30"/>HYMNE D'ORPHÉE.</text:p>
      <text:p text:style-name="Standard"><text:s text:c="38"/>I.</text:p>
      <text:p text:style-name="Standard"><text:s text:c="17"/>Salut ! astre de vie, éblouissant mystère,</text:p>
      <text:p text:style-name="Standard"><text:s text:c="17"/>Dieu des arts, du bonheur, soleil ! tendre Apollon ,</text:p>
      <text:p text:style-name="Standard"><text:s text:c="16"/>DEUXIÈME PARTIE.</text:p>
      <text:p text:style-name="Standard">17S</text:p>
      <text:p text:style-name="Standard"><text:s text:c="9"/>Qui répands sur la terre harmonie et lumière, Luis-nous un chant des cieux dans un tiède <text:soft-page-break/>rayon.</text:p>
      <text:p text:style-name="Standard"><text:s text:c="32"/>IL</text:p>
      <text:p text:style-name="Standard"><text:s text:c="5"/>' Phébus ! au firmament quand ton orbe flamboie,</text:p>
      <text:p text:style-name="Standard"><text:s text:c="5"/>‘ Dans les arceaux du ciel, tu guides nos'regards;</text:p>
      <text:p text:style-name="Standard"><text:s text:c="9"/>Ici-bas, feu sacré, tu nous montres la voie</text:p>
      <text:p text:style-name="Standard"><text:s text:c="9"/>Que doit suivre l’esprit dans l’étude et les arts.</text:p>
      <text:p text:style-name="Standard"><text:s text:c="32"/>III.</text:p>
      <text:p text:style-name="Standard"><text:s text:c="9"/>Combien après la nuit ta chaleur est bénie !</text:p>
      <text:p text:style-name="Standard"><text:s text:c="9"/>Tu délectes les sens que le froid fit gémir.</text:p>
      <text:p text:style-name="Standard"><text:s text:c="9"/>Apollon, que souvent le soleil du génie <text:s text:c="5"/>'</text:p>
      <text:p text:style-name="Standard"><text:s text:c="9"/>Dilate aussi nos cœurs aux rayons du plaisir !</text:p>
      <text:p text:style-name="Standard"><text:s text:c="32"/>IV.</text:p>
      <text:p text:style-name="Standard"><text:s text:c="9"/>Lumière de l’esprit, je fonde ici ton règne;</text:p>
      <text:p text:style-name="Standard"><text:s text:c="9"/>Et ta science un jour charmera l’univers.</text:p>
      <text:p text:style-name="Standard"><text:s text:c="9"/>Le bonheur, Apollon, c’est ta loi qui l’enseigne :</text:p>
      <text:p text:style-name="Standard"><text:s text:c="9"/>Étude, poésie, amour, paix et concerts.</text:p>
      <text:p text:style-name="Standard"><text:s text:c="7"/>(Pendant cette prière, Aristée et Cresphonte, cachés derrière un taillis ou des rochers, ri osent lever la tête et restent pétrifiés par le chant harmonieux d'Orphée. Ils tombent à genoux en même temps que le peuple. Le sacrifice continue au milieu du concert des instruments; et Orphée et les siens se retirent sans avoir vu le sacrifice troublé. )</text:p>
      <text:p text:style-name="Standard"><text:s text:c="27"/>SCÈNE V.</text:p>
      <text:p text:style-name="Standard"><text:s text:c="18"/>ARISTÉE, CRESPHONTE.</text:p>
      <text:p text:style-name="Standard"><text:s text:c="25"/>ARISTÉE, rêveur.</text:p>
      <text:p text:style-name="Standard"><text:s text:c="7"/>Étrange fascination, puissance magique d’Qrphée I tu es bien la véritable force... que dis-je? tu es la</text:p>
      <text:p text:style-name="Standard">180</text:p>
      <text:p text:style-name="Standard"><text:s text:c="15"/>ORPHÉE.</text:p>
      <text:p text:style-name="Standard"><text:s text:c="16"/>véritable joie... Oui ;... je le sens, les satisfactions de S orgueil et du commandement ne valent pas un seul de ces délices de l5âme dont l’art d’Orphée sait vous pénétrer... (Silence. )</text:p>
      <text:p text:style-name="Standard"><text:s text:c="35"/>CRESPHONTE.</text:p>
      <text:p text:style-name="Standard"><text:s text:c="18"/>Notre résolution s’est trouvée enchaînée par les sortilèges de cet homme... Qui l’écoute est vaincu... Malheur à nous qui avons prêté l’oreille à ses chants !</text:p>
      <text:p text:style-name="Standard"><text:s text:c="37"/>ARISTÉE.</text:p>
      <text:p text:style-name="Standard"><text:s text:c="18"/>Et toi aussi!... Tu as été subjugué et attendri ?</text:p>
      <text:p text:style-name="Standard"><text:s text:c="35"/>CRESPHONTE.</text:p>
      <text:p text:style-name="Standard"><text:s text:c="18"/>Honte et fureur ! le charme ne m’a pas même épargné... moi Cresphonte!</text:p>
      <text:p text:style-name="Standard"><text:s text:c="37"/>ARISTÉE.</text:p>
      <text:p text:style-name="Standard"><text:s text:c="18"/>Pourquoi rougirais-tu ?... est-ce que tu n’as pas vu nos soldats les plus brutes céder à cet entrainement?</text:p>
      <text:p text:style-name="Standard"><text:s text:c="35"/>CRESPHONTE.</text:p>
      <text:p text:style-name="Standard"><text:s text:c="18"/>Aristée, je te dis, moi, que ce triomphe d’Orphée sur nous tous me transporte de haine et de rage. Car c’en est fait de nous si un bras déterminé ne réussit en un instant à lui arracher sa langue d’enchanteur. Aristée, retiens ceci... dussé-je être écrasé sous ses regards qui font défaillir le cœur, je me dévoue... je le tuerai !... <text:s text:c="16"/>.</text:p>
      <text:p text:style-name="Standard"><text:s text:c="37"/>ARISTÉE.</text:p>
      <text:p text:style-name="Standard"><text:s text:c="19"/>Le tuer, Cresphonte!... je ne sais... il me semble maintenant que la mort de cet homme pèsera sur nous de toute la responsabilité d’un crime immense... Et puis... son art est si séduisant qu’il vaudrait peut-</text:p>
      <text:p text:style-name="Standard"/>
      <text:p text:style-name="Standard"><text:s text:c="21"/>DEUXIÈME PARTIE. <text:s text:c="13"/>4St</text:p>
      <text:p text:style-name="Standard"><text:s text:c="6"/>être mieux lui confier nos destinées... Le tuer !... mais cet homme, sur la terre, est à lui <text:soft-page-break/>seul le génie/..</text:p>
      <text:p text:style-name="Standard"><text:s text:c="30"/>CRESPHONTE.</text:p>
      <text:p text:style-name="Standard"><text:s text:c="8"/>Aristée! j’ai bien voulu te céder l’empire de la Thrace; mais si Orphée t’a rendu faible ou lâche.... c’est à moi qu'il doit revenir... et je serai là, devant toi, pour te le disputer !</text:p>
      <text:p text:style-name="Standard"><text:s text:c="30"/>ARISTÉE, à part.</text:p>
      <text:p text:style-name="Standard"><text:s text:c="8"/>Allons ! puisque la fatalité le veut, périsse le génie et que la force règne ! ( à Cresphonte : ) Ami, n’irrite pas Aristée... Si je veux bien te pardonner l’outrage que tu viens de me faire, sois sûr que ta rébellion serait punie par ce bras qui maintes fois t’a terrassé.</text:p>
      <text:p text:style-name="Standard"><text:s text:c="24"/>CRESPHONTE, plus doucement.</text:p>
      <text:p text:style-name="Standard"><text:s text:c="8"/>C’est bien, Aristée; commande, puisque toi seul en es digne.</text:p>
      <text:p text:style-name="Standard"><text:s text:c="26"/>Les mêmes, PHAETUSE.</text:p>
      <text:p text:style-name="Standard"><text:s text:c="28"/>PHAETÜSE, ironiquement.</text:p>
      <text:p text:style-name="Standard"><text:s text:c="8"/>Vous êtes des hommes de cœur et de parole et vous savez mettre de la vigueur et de la volonté dans vos desseins!... Courbez la tête maintenant et obéissez à Orphée. Regardez autour de vous... les masses du peuple réunies pour la première fois se rallient aux Orphéens. Le sacrifice aux Dieux et les chants d’Orphée ont ému toutes les faibles intelligences ; il est bien vraiment le maître !... Tenez... déjà le plus grand</text:p>
      <text:p text:style-name="Standard"><text:s text:c="49"/>li</text:p>
      <text:p text:style-name="Standard">Î82</text:p>
      <text:p text:style-name="Standard"><text:s text:c="14"/>ORPHÉE,</text:p>
      <text:p text:style-name="Standard"><text:s text:c="13"/>nombre des soldats réunis par vous vient de reconnaître les lois du magicien. La désertion continue, et, avant le coucher du soleil, pas un des vôtres peut-être ne restera pour vous garder pendant votre sommeil.</text:p>
      <text:p text:style-name="Standard"><text:s text:c="32"/>CRESPHONTE.</text:p>
      <text:p text:style-name="Standard"><text:s text:c="15"/>Courons nous montrer et les retenir par des menaces ou des promesses !</text:p>
      <text:p text:style-name="Standard"><text:s text:c="23"/>( Aristée et Cresphonte sortent. )</text:p>
      <text:p text:style-name="Standard"><text:s text:c="34"/>*</text:p>
      <text:p text:style-name="Standard"><text:s text:c="32"/>SCÈNE VII.</text:p>
      <text:p text:style-name="Standard"><text:s text:c="20"/>PHAETUSE, THALAÉ, bacchantes.</text:p>
      <text:p text:style-name="Standard"><text:s text:c="25"/>THALAÉ arrivant précipitamment.</text:p>
      <text:p text:style-name="Standard"><text:s text:c="15"/>Phaëtuse, le destin nous offre une occasion immédiatement propice ; tu peux te venger, mais venges-toi sans perdre de temps!... Tout à l’heure, des sons délicieux qui venaient de la tombe d’Eurydice nous attirèrent de ce côté ; là, à travers les taillis, nous vîmes Orphée qui chantait pour charmer la solitude de l’ombre de sa bien-aimée. Bientôt le chant cessaj nous le vîmes incliner sa tête sur le tertre de gazon du toinbeau; et, le sommeil s’emparant de lui, il laissa échapper sa lyre de ses mains. Je m'approchai, palpitant d'émotion et retenant jusqu'à mon haleine, et je m’emparai du magique instrument qui est la force et le prestige d'Orphée. Le voici ! Orphée, maintenant dans les bras du sommeil et dépouillé de ses armes tant redoutées, ne pourrait rien par enchante-</text:p>
      <text:p text:style-name="Standard"><text:s text:c="22"/>DEUXIÈME PARTIE. <text:s text:c="15"/>i 83</text:p>
      <text:p text:style-name="Standard"><text:s text:c="6"/>ment ou séduction... Dis : l’heure de ta vengeance a-t-elle sonné ?</text:p>
      <text:p text:style-name="Standard"><text:s text:c="15"/>PHAETUSE, s’emparant vivement de la lyre.'</text:p>
      <text:p text:style-name="Standard"><text:s text:c="6"/>* Orphée n’a plus à cette heure l’usage de ses chants</text:p>
      <text:p text:style-name="Standard"><text:s text:c="6"/>et de sa lyre!... Il dort!...oh! que Cresphonte</text:p>
      <text:p text:style-name="Standard"><text:s text:c="6"/>vienne maintenant.!</text:p>
      <text:p text:style-name="Standard"><text:s text:c="50"/>Æ</text:p>
      <text:p text:style-name="Standard"><text:s text:c="24"/>SCÈNE VIII.</text:p>
      <text:p text:style-name="Standard"><text:s text:c="6"/>CRESPHONTE3 PHAETUSE, THALAÉ, BACCHANTES.</text:p>
      <text:p text:style-name="Standard"><text:s text:c="21"/>PHAETUSE, à Cresphonte.</text:p>
      <text:p text:style-name="Standard"><text:s text:c="8"/>Reconnais-tu cet instrument ? c’est la lyre d’Orphée! Et Orphée lui-même est là, près de nous, endormi et sans défense. Prends ta massue, et suis-moi!....</text:p>
      <text:p text:style-name="Standard"><text:s text:c="20"/>CRESPPHONTE, transporté. -</text:p>
      <text:p text:style-name="Standard"><text:soft-page-break/><text:s text:c="8"/>Oh ! Phaëtuse, combien je vais t’aimer davantage, toi qui, par-dessus les plaisirs que je te dois, vas me donner celui de me venger délicieusement. ( Il l’étreint dans ses bras. )</text:p>
      <text:p text:style-name="Standard"><text:s text:c="26"/>PHAETUSE.</text:p>
      <text:p text:style-name="Standard"><text:s text:c="8"/>Viens, et sans perdre de temps ; tantôt j’aurai pour toi du vin et des baisers.</text:p>
      <text:p text:style-name="Standard"><text:s text:c="24"/>CRESPHONTE.</text:p>
      <text:p text:style-name="Standard"><text:s text:c="8"/>Montre donc vite le lieu où je dois aller frapper avec un voluptueux ravissement !</text:p>
      <text:p text:style-name="Standard"><text:s text:c="6"/>( Phaëtuse, Thalaé et quelques femmes de leur troupe conduisent Cresphonte au fond de la scène et lui indiquent de la main Vendrait où repose Orphée, sur les bords de VEbre.)</text:p>
      <text:p text:style-name="Standard">184</text:p>
      <text:p text:style-name="Standard"><text:s text:c="15"/>ORPHÉE.</text:p>
      <text:p text:style-name="Standard"><text:s text:c="18"/>PHAETUSE, BACCHANTES, puis CRESPHONTE.</text:p>
      <text:p text:style-name="Standard"><text:s text:c="32"/>{La nuit vient. )</text:p>
      <text:p text:style-name="Standard"><text:s text:c="28"/>' PHAETUSE, k part.</text:p>
      <text:p text:style-name="Standard"><text:s text:c="18"/>Enfin, il va mourir, le superbe et dédaigneux amant d’Eurydice, cet Orphée dont j’aurais sucé les embrassements avec délices et que je ne saurais voir vivant sans brûler de jalousie et de haine amoureuse. Il va mourir !... Oh 1 félicité ; il est mort... car voici Cresphonte !...</text:p>
      <text:p text:style-name="Standard"><text:s text:c="15"/>( Cresphonte paraît dans Vombre et avance lentement.)</text:p>
      <text:p text:style-name="Standard"><text:s text:c="36"/>PHAETUSE.</text:p>
      <text:p text:style-name="Standard"><text:s text:c="18"/>Ah ! viens dans mes bras, viens sur mon sein !</text:p>
      <text:p text:style-name="Standard"><text:s text:c="35"/>CRESPHONTE.</text:p>
      <text:p text:style-name="Standard"><text:s text:c="18"/>Laisse-moi !</text:p>
      <text:p text:style-name="Standard"><text:s text:c="32"/>PHAETUSE, ricanant.</text:p>
      <text:p text:style-name="Standard"><text:s text:c="18"/>Mais tu trembles? dis-moi : Est-ce que le remords te prendrait ?... toi... Cresphonte !</text:p>
      <text:p text:style-name="Standard"><text:s text:c="35"/>CRESPHONTE.</text:p>
      <text:p text:style-name="Standard"><text:s text:c="18"/>Non, je ne tremble plus..Mais tout à l’heure.....</text:p>
      <text:p text:style-name="Standard"><text:s text:c="15"/>Ah ! ne m’appelle pas lâche !</text:p>
      <text:p text:style-name="Standard"><text:s text:c="36"/>PHAETUSE.</text:p>
      <text:p text:style-name="Standard"><text:s text:c="18"/>Mais Orphée est mort ?</text:p>
      <text:p text:style-name="Standard"><text:s text:c="35"/>CRESPHONTE.</text:p>
      <text:p text:style-name="Standard"><text:s text:c="18"/>Orphée vit !</text:p>
      <text:p text:style-name="Standard"><text:s text:c="36"/>PHAETUSE.</text:p>
      <text:p text:style-name="Standard"><text:s text:c="18"/>Et tu es venu te présenter à ta maîtresse I...</text:p>
      <text:p text:style-name="Standard"><text:s text:c="10"/>J*</text:p>
      <text:p text:style-name="Standard"><text:s text:c="21"/>DEUXIÈME PARTIE. <text:s text:c="15"/>185</text:p>
      <text:p text:style-name="Standard"><text:s text:c="25"/>CRESPHONTE.</text:p>
      <text:p text:style-name="Standard"><text:s text:c="7"/>Jamais encore je n’avais regardé cet homme en face... Le disque du soleil qui se couchait à l’horizon encadrait son visage céleste.... Il était resplendissant de beauté comme un dieu!... et moi, moi j’ai eu peur de frapper Apollon lui-même.... Au bruit de mes pas, il fit un mouvement ;... ce mouvement me fit trembler, et je m’enfuis !...</text:p>
      <text:p text:style-name="Standard"><text:s text:c="26"/>PHAETUSE.</text:p>
      <text:p text:style-name="Standard"><text:s text:c="7"/>Oui;... et tu trembles encore.... Tiens, bois de ce vin d’ïsmare... il va te rassurer. (Cresphonte boit.) Eh bien ! ton courage revient-il ? dis !.. Bois encore. {Elle lui verse de nouveau.).... Et maintenant, Cresphonte, tu es le plus lâche de tous les hommes !... Et c’est moi.... moi, Phaëtuse, qui te renie pour mon amant; moi qui vais sur l’heure prouver à la Thrace ta lâcheté !.. Tiens ; cette lance, dans ma main, va faire ce que tu n’as pas su faire.</text:p>
      <text:p text:style-name="Standard"><text:s text:c="25"/>CRESPHONTE.</text:p>
      <text:p text:style-name="Standard"><text:s text:c="7"/>Arrête, femme insensée ! Verse encore de ta liqueur.... La peur en moi s’est changée en fureur!.... Ah ! mon bras ne faiblira pas cette fois. Viens voir si je seraiJâche et faible!...</text:p>
      <text:p text:style-name="Standard"><text:s text:c="8"/>{Il sort avec Phaëtuse et la troupe des bacchantes. Aristée paraît dans le fond. Il fait nuit obscure.)</text:p>
      <text:p text:style-name="Standard"><text:s text:c="16"/>\</text:p>
      <text:p text:style-name="Standard"><text:s text:c="7"/>i</text:p>
      <text:p text:style-name="Standard"><text:soft-page-break/><text:s text:c="7"/>n</text:p>
      <text:p text:style-name="Standard"><text:s text:c="13"/>I8/É- ORPHÉE, DEUXIÈME PARTIE.</text:p>
      <text:p text:style-name="Standard"><text:s text:c="17"/>ARISTÉE, puis CRESPHONTE, THERSANDRE,</text:p>
      <text:p text:style-name="Standard"><text:s text:c="21"/>PHAETUSE , DES SOLDATS ET DU PEUPLE.</text:p>
      <text:p text:style-name="Standard"><text:s text:c="26"/>ARISTÉE, dans le fond de la scène,</text:p>
      <text:p text:style-name="Standard"><text:s text:c="17"/>Cresphonte et la bacchante marchent pleins de fureur.... C’en est fait.... Orphée, la tète fracassée par Cresphonte, est précipité dans le fleuve par les mains de Phaëtuse et des bacchantes.... Allons, puisque la force triomphe, que la société naissante soit soumise à l’empire de la force !... Puisque Fart est mort, que la guerre civilise le monde !</text:p>
      <text:p text:style-name="Standard"><text:s text:c="17"/>[Aux cris de douleur poussés par les Orphéens, le peuple se rassemble dans les ténèbres. En reconnaissant Aristée, tous se prosternent devant lui.)</text:p>
      <text:p text:style-name="Standard"><text:s text:c="24"/>CHESPHONTE, arrivant avec Phaëtuse.</text:p>
      <text:p text:style-name="Standard"><text:s text:c="17"/>Et maintenant, Aristée, sois ici le roi, et que ton glaive soit le commandement et la loi.</text:p>
      <text:p text:style-name="Standard"><text:s text:c="15"/>THERSANDRE, seul, un flambeau a la main, s’éloigne au fond de la</text:p>
      <text:p text:style-name="Standard"><text:s text:c="36"/>scène.</text:p>
      <text:p text:style-name="Standard"><text:s text:c="17"/>Sauvons en fuyant l’étincelle de la liberté, afin qu’à défaut de Fart elle puisse venger quelquefois le monde des oppresseurs !...</text:p>
      <text:p text:style-name="Standard"><text:s text:c="31"/>[La toile tombe.)</text:p>
      <text:p text:style-name="Standard"><text:s text:c="33"/>FIN D’ORPH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DejaVu Sans Condensed" svg:font-family="'DejaVu Sans Condensed'"/>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_3c_argument_3e_" style:display-name="&lt;argument&gt;" style:family="paragraph" style:parent-style-name="Text_20_body">
      <style:paragraph-properties fo:margin-left="1cm" fo:margin-right="1cm" fo:text-indent="0cm" style:auto-text-indent="false"/>
      <style:text-properties fo:font-style="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3c_l_3e_" style:display-name="&lt;l&gt;" style:family="paragraph" style:parent-style-name="Text_20_body">
      <style:paragraph-properties fo:text-align="center" style:justify-single-word="false"/>
    </style:style>
    <style:style style:name="Corps_20_du_20_texte_20__28_2_29_" style:display-name="Corps du texte (2)" style:family="paragraph" style:master-page-name="">
      <style:paragraph-properties fo:margin-left="0cm" fo:margin-right="0cm" fo:text-indent="-3.669cm" style:auto-text-indent="false" style:page-number="auto" fo:background-color="#ffffff">
        <style:background-image/>
      </style:paragraph-properties>
    </style:style>
    <style:style style:name="Frame_20_contents" style:display-name="Frame contents" style:family="paragraph" style:parent-style-name="Text_20_body" style:class="extra"/>
    <style:style style:name="_3c_label_3e_" style:display-name="&lt;label&gt;" style:family="paragraph" style:parent-style-name="Standard">
      <style:paragraph-properties fo:margin-left="2cm" fo:margin-right="2cm" fo:text-align="justify" style:justify-single-word="false" fo:text-indent="0.3cm" style:auto-text-indent="false"/>
      <style:text-properties fo:font-style="italic"/>
    </style:style>
    <style:style style:name="_3c_castItem_3e_" style:display-name="&lt;castItem&gt;" style:family="paragraph" style:parent-style-name="List_20_Contents" style:class="text">
      <style:paragraph-properties fo:text-align="end" style:justify-single-word="false"/>
      <style:text-properties fo:font-variant="small-caps"/>
    </style:style>
    <style:style style:name="_3c_speaker_3e_" style:display-name="&lt;speaker&gt;" style:family="paragraph" style:parent-style-name="Standard">
      <style:paragraph-properties fo:text-align="center" style:justify-single-word="false"/>
      <style:text-properties fo:font-variant="small-caps"/>
    </style:style>
    <style:style style:name="_3c_stage_3e_" style:display-name="&lt;stage&gt;" style:family="paragraph" style:parent-style-name="_3c_speaker_3e_">
      <style:text-properties fo:font-variant="normal" fo:text-transform="none" fo:font-style="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3333" style:text-position="sub 58%"/>
    </style:style>
    <style:style style:name="Footnote_20_Symbol" style:display-name="Footnote Symbol" style:family="text"/>
    <style:style style:name="Footnote_20_anchor" style:display-name="Footnote anchor" style:family="text">
      <style:text-properties style:text-position="super 58%"/>
    </style:style>
    <style:style style:name="DefaultFontStyle" style:family="text">
      <style:text-properties fo:color="#000000" style:text-position="0% 100%" style:font-name="DejaVu Sans Condensed" fo:font-size="12pt" fo:letter-spacing="normal" fo:language="fr" fo:country="FR" style:font-name-asian="DejaVu Sans Condensed" style:font-size-asian="12pt" style:language-asian="fr" style:country-asian="FR" style:font-name-complex="DejaVu Sans Condensed" style:font-size-complex="12pt" style:language-complex="fr" style:country-complex="FR" style:text-scale="100%"/>
    </style:style>
    <style:style style:name="CharStyle4" style:family="text" style:parent-style-name="DefaultFont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3c_corr_3e_" style:display-name="&lt;corr&gt;" style:family="text">
      <style:text-properties style:text-line-through-style="soli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rolina Suchecka</meta:initial-creator>
    <meta:creation-date>2019-03-24T12:23:45.39</meta:creation-date>
    <dc:date>2020-06-11T14:20:56.04</dc:date>
    <meta:editing-duration>PT22H48M43S</meta:editing-duration>
    <meta:editing-cycles>40</meta:editing-cycles>
    <meta:generator>OpenOffice/4.1.6$Win32 OpenOffice.org_project/416m1$Build-9790</meta:generator>
    <meta:document-statistic meta:table-count="0" meta:image-count="0" meta:object-count="0" meta:page-count="24" meta:paragraph-count="752" meta:word-count="10240" meta:character-count="72401"/>
    <dc:creator>Karolina Suchecka</dc:creator>
  </office:meta>
</office:document-meta>
</file>